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14.605cm" fo:margin-top="0cm" fo:margin-bottom="0cm" table:align="left"/>
    </style:style>
    <style:style style:name="Table1.A" style:family="table-column">
      <style:table-column-properties style:column-width="3.836cm"/>
    </style:style>
    <style:style style:name="Table1.B" style:family="table-column">
      <style:table-column-properties style:column-width="10.7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808080"/>
    </style:style>
    <style:style style:name="Table2" style:family="table">
      <style:table-properties style:width="14.526cm" fo:margin-left="0.106cm" fo:margin-top="0cm" fo:margin-bottom="0cm" table:align="left"/>
    </style:style>
    <style:style style:name="Table2.A" style:family="table-column">
      <style:table-column-properties style:column-width="3.731cm"/>
    </style:style>
    <style:style style:name="Table2.B" style:family="table-column">
      <style:table-column-properties style:column-width="10.7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808080"/>
    </style:style>
    <style:style style:name="Table3" style:family="table">
      <style:table-properties style:width="14.499cm" fo:margin-left="0.106cm" fo:margin-top="0cm" fo:margin-bottom="0cm" table:align="left"/>
    </style:style>
    <style:style style:name="Table3.A" style:family="table-column">
      <style:table-column-properties style:column-width="3.731cm"/>
    </style:style>
    <style:style style:name="Table3.B" style:family="table-column">
      <style:table-column-properties style:column-width="10.76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5pt solid #808080"/>
    </style:style>
    <style:style style:name="Table4" style:family="table">
      <style:table-properties style:width="14.605cm" fo:margin-top="0cm" fo:margin-bottom="0cm" table:align="left"/>
    </style:style>
    <style:style style:name="Table4.A" style:family="table-column">
      <style:table-column-properties style:column-width="3.836cm"/>
    </style:style>
    <style:style style:name="Table4.B" style:family="table-column">
      <style:table-column-properties style:column-width="10.76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5pt solid #808080"/>
    </style:style>
    <style:style style:name="Table5" style:family="table">
      <style:table-properties style:width="14.631cm" fo:margin-top="0cm" fo:margin-bottom="0cm" table:align="left"/>
    </style:style>
    <style:style style:name="Table5.A" style:family="table-column">
      <style:table-column-properties style:column-width="3.836cm"/>
    </style:style>
    <style:style style:name="Table5.B" style:family="table-column">
      <style:table-column-properties style:column-width="10.7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808080"/>
    </style:style>
    <style:style style:name="Table6" style:family="table">
      <style:table-properties style:width="14.605cm" fo:margin-top="0cm" fo:margin-bottom="0cm" table:align="left"/>
    </style:style>
    <style:style style:name="Table6.A" style:family="table-column">
      <style:table-column-properties style:column-width="3.836cm"/>
    </style:style>
    <style:style style:name="Table6.B" style:family="table-column">
      <style:table-column-properties style:column-width="10.76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5pt solid #808080"/>
    </style:style>
    <style:style style:name="Table7" style:family="table">
      <style:table-properties style:width="14.631cm" fo:margin-top="0cm" fo:margin-bottom="0cm" table:align="left"/>
    </style:style>
    <style:style style:name="Table7.A" style:family="table-column">
      <style:table-column-properties style:column-width="3.836cm"/>
    </style:style>
    <style:style style:name="Table7.B" style:family="table-column">
      <style:table-column-properties style:column-width="10.7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5pt solid #808080"/>
    </style:style>
    <style:style style:name="P1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Heading_20_5">
      <style:paragraph-properties fo:margin-left="0.635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style:font-name="Times New Roman" fo:font-style="italic" style:font-style-asian="italic"/>
    </style:style>
    <style:style style:name="P4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style:font-name="Times New Roman" fo:font-style="italic" officeooo:paragraph-rsid="00254ab7" style:font-style-asian="italic"/>
    </style:style>
    <style:style style:name="P5" style:family="paragraph" style:parent-style-name="Text_20_body">
      <style:paragraph-properties fo:margin-left="0.635cm" fo:margin-right="0cm" fo:text-align="justify" style:justify-single-word="false" fo:text-indent="0cm" style:auto-text-indent="false"/>
      <style:text-properties style:font-name="Times New Roman"/>
    </style:style>
    <style:style style:name="P6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7" style:family="paragraph" style:parent-style-name="Code_20_Example_20_1">
      <loext:graphic-properties draw:fill="solid" draw:fill-color="#ffffff"/>
      <style:paragraph-properties fo:margin-left="0.635cm" fo:margin-right="0cm" fo:text-align="justify" style:justify-single-word="false" fo:text-indent="0cm" style:auto-text-indent="false" fo:background-color="#ffffff"/>
    </style:style>
    <style:style style:name="P8" style:family="paragraph" style:parent-style-name="List_20_Continue_20_1">
      <style:paragraph-properties fo:margin-left="0.635cm" fo:margin-right="0cm" fo:text-align="justify" style:justify-single-word="false" fo:text-indent="0cm" style:auto-text-indent="false"/>
      <style:text-properties style:font-name="Times New Roman"/>
    </style:style>
    <style:style style:name="P9" style:family="paragraph" style:parent-style-name="List_20_Continue_20_1">
      <style:paragraph-properties fo:margin-left="0.635cm" fo:margin-right="0cm" fo:text-align="justify" style:justify-single-word="false" fo:text-indent="0cm" style:auto-text-indent="false"/>
      <style:text-properties style:font-name="Times New Roman" officeooo:paragraph-rsid="00254ab7"/>
    </style:style>
    <style:style style:name="P10" style:family="paragraph" style:parent-style-name="List_20_Continue_20_1">
      <style:paragraph-properties fo:margin-left="0.635cm" fo:margin-right="0cm" fo:text-align="justify" style:justify-single-word="false" fo:text-indent="0cm" style:auto-text-indent="false"/>
      <style:text-properties style:font-name="Times New Roman" officeooo:paragraph-rsid="00263d17"/>
    </style:style>
    <style:style style:name="P11" style:family="paragraph" style:parent-style-name="DescContinue_20_1">
      <style:paragraph-properties fo:margin-left="0.635cm" fo:margin-right="0cm" fo:text-align="justify" style:justify-single-word="false" fo:text-indent="0cm" style:auto-text-indent="false"/>
      <style:text-properties style:font-name="Times New Roman"/>
    </style:style>
    <style:style style:name="P12" style:family="paragraph" style:parent-style-name="DescContinue_20_1">
      <style:paragraph-properties fo:margin-left="0.635cm" fo:margin-right="0cm" fo:text-align="justify" style:justify-single-word="false" fo:text-indent="0cm" style:auto-text-indent="false"/>
      <style:text-properties style:font-name="Times New Roman" officeooo:paragraph-rsid="00254ab7"/>
    </style:style>
    <style:style style:name="P13" style:family="paragraph" style:parent-style-name="LatexTOC_20_1">
      <style:paragraph-properties fo:margin-left="0.635cm" fo:margin-right="0cm" fo:text-align="justify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/>
    </style:style>
    <style:style style:name="P14" style:family="paragraph" style:parent-style-name="Heading_20_5">
      <style:paragraph-properties fo:text-align="justify" style:justify-single-word="false"/>
    </style:style>
    <style:style style:name="P15" style:family="paragraph" style:parent-style-name="Heading_20_5">
      <style:paragraph-properties fo:text-align="justify" style:justify-single-word="false"/>
      <style:text-properties officeooo:paragraph-rsid="00254ab7"/>
    </style:style>
    <style:style style:name="P16" style:family="paragraph" style:parent-style-name="Standard">
      <style:paragraph-properties fo:text-align="justify" style:justify-single-word="false"/>
      <style:text-properties style:font-name="Times New Roman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text-align="justify" style:justify-single-word="false"/>
      <style:text-properties style:font-name="Courier New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>
        <style:tab-stops/>
      </style:paragraph-properties>
    </style:style>
    <style:style style:name="P21" style:family="paragraph" style:parent-style-name="Standard">
      <style:paragraph-properties fo:text-align="justify" style:justify-single-word="false"/>
      <style:text-properties officeooo:paragraph-rsid="00254ab7"/>
    </style:style>
    <style:style style:name="P22" style:family="paragraph" style:parent-style-name="Standard">
      <style:paragraph-properties fo:text-align="justify" style:justify-single-word="false"/>
      <style:text-properties officeooo:rsid="00254ab7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Arial" fo:font-weight="bold" style:font-weight-asian="bold"/>
    </style:style>
    <style:style style:name="P24" style:family="paragraph" style:parent-style-name="Text_20_body">
      <style:paragraph-properties fo:text-align="justify" style:justify-single-word="false"/>
      <style:text-properties style:font-name="Times New Roman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paragraph-rsid="00254ab7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246434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tyle="italic" style:font-style-asian="italic"/>
    </style:style>
    <style:style style:name="P29" style:family="paragraph" style:parent-style-name="List_20_Continue_20_1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30" style:family="paragraph" style:parent-style-name="DescContinue_20_1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31" style:family="paragraph" style:parent-style-name="DescContinue_20_1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254ab7"/>
    </style:style>
    <style:style style:name="P32" style:family="paragraph" style:parent-style-name="LatexTOC_20_1">
      <style:paragraph-properties fo:margin-left="0cm" fo:margin-right="0cm" fo:text-align="justify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/>
    </style:style>
    <style:style style:name="P33" style:family="paragraph" style:parent-style-name="Text_20_body" style:master-page-name="">
      <style:paragraph-properties fo:text-align="center" style:justify-single-word="false" style:page-number="auto"/>
      <style:text-properties style:font-name="Times New Roman"/>
    </style:style>
    <style:style style:name="P34" style:family="paragraph" style:parent-style-name="Heading_20_1">
      <style:paragraph-properties fo:text-align="justify" style:justify-single-word="false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2">
      <style:paragraph-properties fo:text-align="justify" style:justify-single-word="false"/>
      <style:text-properties officeooo:paragraph-rsid="00246434"/>
    </style:style>
    <style:style style:name="P37" style:family="paragraph" style:parent-style-name="Heading_20_2">
      <style:paragraph-properties fo:text-align="justify" style:justify-single-word="false"/>
      <style:text-properties officeooo:paragraph-rsid="00254ab7"/>
    </style:style>
    <style:style style:name="P38" style:family="paragraph" style:parent-style-name="Heading_20_2">
      <style:paragraph-properties fo:text-align="justify" style:justify-single-word="false" fo:break-before="page"/>
    </style:style>
    <style:style style:name="P39" style:family="paragraph" style:parent-style-name="Heading_20_3">
      <style:paragraph-properties fo:text-align="justify" style:justify-single-word="false"/>
    </style:style>
    <style:style style:name="P40" style:family="paragraph" style:parent-style-name="Heading_20_3">
      <style:paragraph-properties fo:text-align="justify" style:justify-single-word="false"/>
      <style:text-properties officeooo:paragraph-rsid="00254ab7"/>
    </style:style>
    <style:style style:name="P41" style:family="paragraph" style:parent-style-name="Heading_20_4">
      <style:paragraph-properties fo:text-align="justify" style:justify-single-word="false"/>
    </style:style>
    <style:style style:name="P42" style:family="paragraph" style:parent-style-name="Heading_20_4">
      <style:paragraph-properties fo:text-align="justify" style:justify-single-word="false"/>
      <style:text-properties officeooo:paragraph-rsid="00246434"/>
    </style:style>
    <style:style style:name="P43" style:family="paragraph" style:parent-style-name="Title">
      <style:paragraph-properties fo:text-align="center" style:justify-single-word="false"/>
    </style:style>
    <style:style style:name="P44" style:family="paragraph" style:parent-style-name="Subtitle">
      <style:paragraph-properties fo:text-align="center" style:justify-single-word="false"/>
      <style:text-properties officeooo:rsid="001e90a4" officeooo:paragraph-rsid="001e90a4"/>
    </style:style>
    <style:style style:name="P45" style:family="paragraph" style:parent-style-name="Subtitle">
      <style:paragraph-properties fo:text-align="center" style:justify-single-word="false"/>
      <style:text-properties style:font-name="Times New Roman"/>
    </style:style>
    <style:style style:name="P46" style:family="paragraph" style:parent-style-name="Subtitle">
      <style:paragraph-properties fo:text-align="center" style:justify-single-word="false"/>
    </style:style>
    <style:style style:name="P47" style:family="paragraph" style:parent-style-name="DescContinue_20_2">
      <style:paragraph-properties fo:margin-left="1.27cm" fo:margin-right="0cm" fo:text-align="justify" style:justify-single-word="false" fo:text-indent="0cm" style:auto-text-indent="false"/>
      <style:text-properties style:font-name="Times New Roman"/>
    </style:style>
    <style:style style:name="P48" style:family="paragraph" style:parent-style-name="DescContinue_20_2">
      <style:paragraph-properties fo:margin-left="1.27cm" fo:margin-right="0cm" fo:text-align="justify" style:justify-single-word="false" fo:text-indent="0cm" style:auto-text-indent="false"/>
    </style:style>
    <style:style style:name="P49" style:family="paragraph" style:parent-style-name="List_20_Bullet_20_1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50" style:family="paragraph" style:parent-style-name="List_20_Bullet_20_0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51" style:family="paragraph" style:parent-style-name="List_20_Bullet_20_0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P52" style:family="paragraph" style:parent-style-name="List_20_Bullet_20_0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officeooo:paragraph-rsid="00254ab7"/>
    </style:style>
    <style:style style:name="P53" style:family="paragraph" style:parent-style-name="Heading_20_1" style:master-page-name="Converted">
      <style:paragraph-properties fo:text-align="justify" style:justify-single-word="false" style:page-number="auto"/>
    </style:style>
    <style:style style:name="P54" style:family="paragraph" style:parent-style-name="Heading_20_1" style:master-page-name="Converted4">
      <style:paragraph-properties fo:text-align="justify" style:justify-single-word="false" style:page-number="auto"/>
    </style:style>
    <style:style style:name="P55" style:family="paragraph" style:parent-style-name="Heading_20_1" style:master-page-name="Converted7">
      <style:paragraph-properties fo:text-align="justify" style:justify-single-word="false" style:page-number="auto"/>
    </style:style>
    <style:style style:name="P56" style:family="paragraph" style:parent-style-name="Heading_20_1" style:master-page-name="Converted10">
      <style:paragraph-properties fo:text-align="justify" style:justify-single-word="false" style:page-number="auto"/>
    </style:style>
    <style:style style:name="P57" style:family="paragraph" style:parent-style-name="Heading_20_1" style:master-page-name="Converted12">
      <style:paragraph-properties fo:text-align="justify" style:justify-single-word="false" style:page-number="auto"/>
    </style:style>
    <style:style style:name="P58" style:family="paragraph" style:parent-style-name="Heading_20_2" style:master-page-name="Converted11">
      <style:paragraph-properties fo:text-align="justify" style:justify-single-word="false" style:page-number="auto"/>
    </style:style>
    <style:style style:name="P59" style:family="paragraph" style:parent-style-name="Heading_20_2" style:master-page-name="Converted14">
      <style:paragraph-properties fo:text-align="justify" style:justify-single-word="false" style:page-number="auto"/>
    </style:style>
    <style:style style:name="P60" style:family="paragraph" style:parent-style-name="Heading_20_2" style:master-page-name="Converted16">
      <style:paragraph-properties fo:text-align="justify" style:justify-single-word="false" style:page-number="auto"/>
    </style:style>
    <style:style style:name="P61" style:family="paragraph" style:parent-style-name="Heading_20_2" style:master-page-name="Converted17">
      <style:paragraph-properties fo:text-align="justify" style:justify-single-word="false" style:page-number="auto"/>
      <style:text-properties officeooo:paragraph-rsid="00254ab7"/>
    </style:style>
    <style:style style:name="P62" style:family="paragraph" style:parent-style-name="Heading_20_2" style:master-page-name="Converted20">
      <style:paragraph-properties fo:text-align="justify" style:justify-single-word="false" style:page-number="auto"/>
      <style:text-properties officeooo:paragraph-rsid="00254ab7"/>
    </style:style>
    <style:style style:name="P63" style:family="paragraph" style:parent-style-name="List_20_Continue_20_1">
      <style:paragraph-properties fo:margin-left="0.635cm" fo:margin-right="0cm" fo:text-align="justify" style:justify-single-word="false" fo:text-indent="0cm" style:auto-text-indent="false"/>
      <style:text-properties style:font-name="Times New Roman"/>
    </style:style>
    <style:style style:name="P64" style:family="paragraph" style:parent-style-name="List_20_Continue_20_1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65" style:family="paragraph" style:parent-style-name="List_20_Continue_20_1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246434"/>
    </style:style>
    <style:style style:name="P66" style:family="paragraph" style:parent-style-name="List_20_Bullet_20_1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/>
    </style:style>
    <style:style style:name="P67" style:family="paragraph" style:parent-style-name="List_20_Bullet_20_1" style:list-style-name="L4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/>
    </style:style>
    <style:style style:name="P68" style:family="paragraph" style:parent-style-name="List_20_Bullet_20_1" style:list-style-name="L4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69" style:family="paragraph" style:parent-style-name="List_20_Bullet_20_1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ff" style:font-name="Times New Roman" style:text-underline-style="none"/>
    </style:style>
    <style:style style:name="P70" style:family="paragraph" style:parent-style-name="List_20_Bullet_20_2" style:list-style-name="L4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71" style:family="paragraph" style:parent-style-name="List_20_Bullet_20_0" style:list-style-name="L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72" style:family="paragraph" style:parent-style-name="List_20_Bullet_20_0" style:list-style-name="L3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73" style:family="paragraph" style:parent-style-name="List_20_Bullet_20_0" style:list-style-name="L4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74" style:family="paragraph" style:parent-style-name="List_20_Bullet_20_0" style:list-style-name="L4">
      <style:paragraph-properties fo:text-align="justify" style:justify-single-word="false">
        <style:tab-stops>
          <style:tab-stop style:position="0.635cm"/>
        </style:tab-stops>
      </style:paragraph-properties>
      <style:text-properties officeooo:paragraph-rsid="00246434"/>
    </style:style>
    <style:style style:name="P75" style:family="paragraph" style:parent-style-name="List_20_Bullet_20_0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76" style:family="paragraph" style:parent-style-name="List_20_Bullet_20_0" style:list-style-name="L1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77" style:family="paragraph" style:parent-style-name="List_20_Bullet_20_0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/>
    </style:style>
    <style:style style:name="P78" style:family="paragraph" style:parent-style-name="List_20_Bullet_20_3" style:list-style-name="L4">
      <style:paragraph-properties fo:text-align="justify" style:justify-single-word="false">
        <style:tab-stops>
          <style:tab-stop style:position="2.54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fo:font-weight="bold" style:font-style-asian="italic" style:font-weight-asian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Times New Roman" officeooo:rsid="00246434"/>
    </style:style>
    <style:style style:name="T6" style:family="text">
      <style:text-properties style:font-name="Courier New"/>
    </style:style>
    <style:style style:name="T7" style:family="text">
      <style:text-properties style:text-position="sub 58%" style:font-name="Times New Roman"/>
    </style:style>
    <style:style style:name="T8" style:family="text">
      <style:text-properties style:text-position="sub 58%" style:font-name="Times New Roman" fo:font-style="italic" style:font-style-asian="italic"/>
    </style:style>
    <style:style style:name="T9" style:family="text">
      <style:text-properties fo:color="#0000ff" style:font-name="Times New Roman" style:text-underline-style="solid" style:text-underline-width="auto" style:text-underline-color="font-color"/>
    </style:style>
    <style:style style:name="T10" style:family="text">
      <style:text-properties fo:color="#0000ff" style:font-name="Times New Roman" style:text-underline-style="solid" style:text-underline-width="auto" style:text-underline-color="font-color"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246434"/>
    </style:style>
    <style:style style:name="T13" style:family="text">
      <style:text-properties officeooo:rsid="00263d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3" text:outline-level="1">Trabalho de Implementação I</text:h>
      <text:h text:style-name="P43" text:outline-level="1">-</text:h>
      <text:h text:style-name="P43" text:outline-level="1">Processamento de XML com imagens binárias</text:h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4" text:outline-level="2">Alek Frohlich e Gabriel B. Sant’Anna</text:h>
      <text:h text:style-name="P46" text:outline-level="2">Versão v1.0</text:h>
      <text:h text:style-name="P46" text:outline-level="2"><text:creation-date style:data-style-name="N0">19/05/2019</text:creation-date></text:h>
      <text:h text:style-name="P45" text:outline-level="2"/>
      <text:p text:style-name="P53">Objetivo</text:p>
      <text:p text:style-name="P26"><text:span text:style-name="T1"><text:tab/>Este trabalho consiste na utilização de </text:span><text:span text:style-name="T2">estruturas de dados lineares</text:span><text:span text:style-name="T1"> , vistas até o momento no curso, e aplicação de conceitos de </text:span><text:span text:style-name="T2">pilha</text:span><text:span text:style-name="T1"> e/ou </text:span><text:span text:style-name="T2">fila</text:span><text:span text:style-name="T1"> para o processamento de arquivos </text:span><text:span text:style-name="T2">XML</text:span><text:span text:style-name="T1"> contendo </text:span><text:span text:style-name="T2">imagens binárias.</text:span></text:p>
      <text:p text:style-name="P34"><text:span text:style-name="T12">V</text:span>alidação de arquivo XML</text:p>
      <text:p text:style-name="P27"><text:span text:style-name="T1"><text:tab/>Para esta parte, pede-se exclusivamente a </text:span><text:span text:style-name="T2">verificação de aninhamento e fechamento das marcações</text:span><text:span text:style-name="T1"> (tags) no arquivo XML (qualquer outra fonte de erro pode ser ignorada). Um identificador (por exemplo: </text:span><text:span text:style-name="T6">img</text:span><text:span text:style-name="T1"> ) constitui uma marcação entre os caracteres </text:span><text:span text:style-name="T6">&lt;</text:span><text:span text:style-name="T1"> e </text:span><text:span text:style-name="T6">&gt;</text:span><text:span text:style-name="T1"> , podendo ser de abertura (por exemplo: </text:span><text:span text:style-name="T6">&lt;img&gt;</text:span><text:span text:style-name="T1"> ) ou de fechamento com uma </text:span><text:span text:style-name="T6">/</text:span><text:span text:style-name="T1"> antes do identificador (por exemplo: </text:span><text:span text:style-name="T6">&lt;/img&gt;</text:span><text:span text:style-name="T1"> ).</text:span></text:p>
      <text:p text:style-name="P27"><text:span text:style-name="T1">Como apresentando em sala de aula, o algoritmo para resolver este problema é baseado em pilha (</text:span><text:span text:style-name="T2">LIFO</text:span><text:span text:style-name="T1"> ):</text:span></text:p>
      <text:list xml:id="list2058201258" text:style-name="L1">
        <text:list-item>
          <text:p text:style-name="P76">Ao encontrar uma marcação de abertura, empilha o identificador.</text:p>
        </text:list-item>
        <text:list-item>
          <text:p text:style-name="P76">Ao encontrar uma marcação de fechamento, verifica se o topo da pilha tem o mesmo identificador e desempilha. Aqui duas situações de erro podem ocorrer:</text:p>
          <text:list>
            <text:list-item>
              <text:p text:style-name="P66"><text:span text:style-name="T12">O</text:span> identificador é diferente (ou seja, uma marcação aberta deveria ter sido fechada antes);</text:p>
            </text:list-item>
            <text:list-item>
              <text:p text:style-name="P66"><text:span text:style-name="T12">A</text:span> pilha encontra-se vazia (ou seja, uma marcação é fechada sem que tenha sido aberta antes);</text:p>
            </text:list-item>
          </text:list>
        </text:list-item>
        <text:list-item>
          <text:p text:style-name="P76">Ao finalizar a análise (parser) do arquivo, é necessário que a pilha esteja vazia. Caso não esteja, mais uma situação de erro ocorre, ou seja, há marcação sem fechamento.</text:p>
        </text:list-item>
      </text:list>
      <text:p text:style-name="P34"><text:span text:style-name="T12">C</text:span>ontagem de <text:span text:style-name="T12">C</text:span>omponentes <text:span text:style-name="T12">C</text:span>onexos</text:p>
      <text:p text:style-name="P26"><text:span text:style-name="T1"><text:tab/>Cada XML contém imagens binárias, com altura e largura definidas respectivamente pelas marcações </text:span><text:span text:style-name="T6">&lt;height&gt;</text:span><text:span text:style-name="T1"> e </text:span><text:span text:style-name="T6">&lt;width&gt;</text:span><text:span text:style-name="T1"> , e sequência dos pixels com valores binários, de intensidade </text:span><text:span text:style-name="T2">0 para preto</text:span><text:span text:style-name="T1"> ou </text:span><text:span text:style-name="T2">1 para branco</text:span><text:span text:style-name="T1"> , em modo texto, na marcação </text:span><text:span text:style-name="T6">&lt;data&gt;</text:span><text:span text:style-name="T1"> .</text:span></text:p>
      <text:p text:style-name="P26"><text:span text:style-name="T1"><text:tab/>Para cada uma dessas imagens, pretende-se </text:span><text:span text:style-name="T2">calcular o número de componentes conexos usando vizinhança-4</text:span><text:span text:style-name="T1">. Para isso, seguem algumas definições importantes:</text:span></text:p>
      <text:list xml:id="list2019637217" text:style-name="L2">
        <text:list-item>
          <text:p text:style-name="P71"><text:span text:style-name="T1">A </text:span><text:span text:style-name="T3">vizinhança-4</text:span><text:span text:style-name="T4"> </text:span><text:span text:style-name="T1"><text:s/>de um pixel na linha </text:span><text:span text:style-name="T4">x</text:span><text:span text:style-name="T1"> e coluna </text:span><text:span text:style-name="T4">y</text:span><text:span text:style-name="T1"> , ou seja, na coordenada (x, y), é um conjunto de pixels adjacentes nas coordenadas: </text:span></text:p>
        </text:list-item>
      </text:list>
      <text:p text:style-name="P7"><text:tab/><text:tab/> <text:s text:c="4"/>(x, y+1)</text:p>
      <text:p text:style-name="P7"><text:tab/><text:tab/>(x-1, y) <text:s text:c="4"/>(x+1, y)</text:p>
      <text:p text:style-name="P7"><text:tab/><text:tab/> <text:s text:c="4"/>(x, y-1)</text:p>
      <text:list xml:id="list3526333866" text:style-name="L3">
        <text:list-item>
          <text:p text:style-name="P72"><text:span text:style-name="T1">Um </text:span><text:span text:style-name="T3">caminho</text:span><text:span text:style-name="T4"> </text:span><text:span text:style-name="T1"><text:s/>entre um um pixel </text:span><text:span text:style-name="T4">p</text:span><text:span text:style-name="T8">1</text:span><text:span text:style-name="T4"> </text:span><text:span text:style-name="T1"><text:s/>e outro </text:span><text:span text:style-name="T4">p</text:span><text:span text:style-name="T8">n</text:span><text:span text:style-name="T4"> </text:span><text:span text:style-name="T1"><text:s/>é uma sequência de pixels distintos &lt;p</text:span><text:span text:style-name="T7">1</text:span><text:span text:style-name="T1"> ,p</text:span><text:span text:style-name="T7">2</text:span><text:span text:style-name="T1"> ,...,p</text:span><text:span text:style-name="T7">n</text:span><text:span text:style-name="T1"> &gt;, de modo que </text:span><text:span text:style-name="T4">p</text:span><text:span text:style-name="T8">i</text:span><text:span text:style-name="T4"> </text:span><text:span text:style-name="T1"><text:s/>é </text:span><text:span text:style-name="T2">vizinho-4</text:span><text:span text:style-name="T1"> de </text:span><text:span text:style-name="T4">p</text:span><text:span text:style-name="T8">i+1</text:span><text:span text:style-name="T4"> </text:span><text:span text:style-name="T1">; sendo i=1,2,...,n-1</text:span></text:p>
        </text:list-item>
        <text:list-item>
          <text:p text:style-name="P72"><text:span text:style-name="T1">Um pixel </text:span><text:span text:style-name="T4">p</text:span><text:span text:style-name="T1"> é </text:span><text:span text:style-name="T3">conexo</text:span><text:span text:style-name="T4"> </text:span><text:span text:style-name="T1"><text:s/>a um pixel </text:span><text:span text:style-name="T4">q</text:span><text:span text:style-name="T1"> se existir um </text:span><text:span text:style-name="T2">caminho</text:span><text:span text:style-name="T1"> de </text:span><text:span text:style-name="T4">p</text:span><text:span text:style-name="T1"> a </text:span><text:span text:style-name="T4">q</text:span><text:span text:style-name="T1"> (no contexto deste trabalho, só há interesse em pixels com intensidade 1, ou seja, brancos).</text:span></text:p>
        </text:list-item>
        <text:list-item>
          <text:p text:style-name="P72"><text:span text:style-name="T1">Um </text:span><text:span text:style-name="T3">componente conexo</text:span><text:span text:style-name="T4"> </text:span><text:span text:style-name="T1"><text:s/>é um </text:span><text:span text:style-name="T4">conjunto maximal</text:span><text:span text:style-name="T1"> (não há outro maior que o contenha) </text:span><text:span text:style-name="T4">C</text:span><text:span text:style-name="T1"> de pixels, no qual </text:span><text:span text:style-name="T2">quaisquer dois pixels</text:span><text:span text:style-name="T1"> selecionados deste conjunto </text:span><text:span text:style-name="T4">C</text:span><text:span text:style-name="T1"> são </text:span><text:span text:style-name="T2">conexos</text:span><text:span text:style-name="T1"> .</text:span></text:p>
          <text:p text:style-name="P77"/>
        </text:list-item>
      </text:list>
      <text:p text:style-name="P26"><text:span text:style-name="T5">C</text:span><text:span text:style-name="T1">onforme apresentado em aula, segue o algoritmo de rotulação (</text:span><text:span text:style-name="T4">labeling</text:span><text:span text:style-name="T1"> ) usando uma fila (</text:span><text:span text:style-name="T2">FIFO</text:span><text:span text:style-name="T1"> ):</text:span></text:p>
      <text:list xml:id="list1790727702" text:style-name="L4">
        <text:list-item>
          <text:p text:style-name="P73"><text:span text:style-name="T1">Inicializar </text:span><text:span text:style-name="T6">rótulo</text:span><text:span text:style-name="T1"> com 1 </text:span><text:span text:style-name="T5">e c</text:span><text:span text:style-name="T1">riar uma matriz </text:span><text:span text:style-name="T6">R</text:span><text:span text:style-name="T1"> com o mesmo tamanho da matriz de entrada </text:span><text:span text:style-name="T6">E</text:span><text:span text:style-name="T1"> lida.</text:span></text:p>
        </text:list-item>
        <text:list-item>
          <text:p text:style-name="P74"><text:span text:style-name="T5">Enquanto varre</text:span><text:span text:style-name="T1"> a matriz de entrada </text:span><text:span text:style-name="T6">E</text:span><text:span text:style-name="T1">: </text:span><text:span text:style-name="T5">a</text:span><text:span text:style-name="T1">ssim que encontrar o primeiro pixel de intensidade </text:span><text:span text:style-name="T2">1 ainda não visitado</text:span><text:span text:style-name="T1"> (igual a </text:span><text:span text:style-name="T2">0</text:span><text:span text:style-name="T1"> na mesma coordenada em </text:span><text:span text:style-name="T6">R</text:span><text:span text:style-name="T1"> ).</text:span></text:p>
          <text:list>
            <text:list-item>
              <text:p text:style-name="P70"><text:span text:style-name="T1">Inserir </text:span><text:span text:style-name="T6">(x,y)</text:span><text:span text:style-name="T1"> na fila </text:span><text:span text:style-name="T5">e n</text:span><text:span text:style-name="T1">a coordenada </text:span><text:span text:style-name="T6">(x,y)</text:span><text:span text:style-name="T1"> da imagem </text:span><text:span text:style-name="T6">R</text:span><text:span text:style-name="T1"> , atribuir o </text:span><text:span text:style-name="T6">rótulo</text:span><text:span text:style-name="T1"> atual.</text:span></text:p>
            </text:list-item>
            <text:list-item>
              <text:p text:style-name="P67">Enquanto a fila não estiver vazia:</text:p>
              <text:list>
                <text:list-item>
                  <text:p text:style-name="P70"><text:span text:style-name="T1">Remover </text:span><text:span text:style-name="T6">(x,y)</text:span><text:span text:style-name="T1"> da fila.</text:span></text:p>
                </text:list-item>
                <text:list-item>
                  <text:p text:style-name="P70"><text:span text:style-name="T1">Inserir na fila as coordenadas dos quatro vizinhos que estejam dentro do domínio da imagem com intensidade </text:span><text:span text:style-name="T2">1</text:span><text:span text:style-name="T1"> e ainda não tenha sido visitado (igual a </text:span><text:span text:style-name="T2">0</text:span><text:span text:style-name="T1"> em </text:span><text:span text:style-name="T6">R</text:span><text:span text:style-name="T1"> ).</text:span></text:p>
                </text:list-item>
                <text:list-item>
                  <text:p text:style-name="P78"><text:span text:style-name="T1">Na coordenada de cada vizinho selecionado, atribuir o </text:span><text:span text:style-name="T6">rótulo</text:span><text:span text:style-name="T1"> atual.</text:span></text:p>
                </text:list-item>
              </text:list>
            </text:list-item>
            <text:list-item>
              <text:p text:style-name="P68"><text:span text:style-name="T1">Incrementar o </text:span><text:span text:style-name="T6">rótulo</text:span><text:span text:style-name="T1"> .</text:span></text:p>
            </text:list-item>
          </text:list>
        </text:list-item>
      </text:list>
      <text:p text:style-name="P75"/>
      <text:p text:style-name="P50"><text:span text:style-name="T1">O conteúdo final da matriz </text:span><text:span text:style-name="T6">R</text:span><text:span text:style-name="T1"> corresponde ao resultado da rotulação. A </text:span><text:span text:style-name="T2">quantidade de componentes conexos</text:span><text:span text:style-name="T1"> , que é a resposta do segundo problema, é igual ao último e </text:span><text:span text:style-name="T2">maior </text:span><text:span text:style-name="T3">rótulo</text:span><text:span text:style-name="T2"> atribuído</text:span><text:span text:style-name="T1"> .</text:span></text:p>
      <text:p text:style-name="P54"/>
      <text:p text:style-name="P34">Índice dos namespaces</text:p>
      <text:p text:style-name="P35"><text:toc-mark text:string-value="Índice dos namespaces" text:outline-level="1"/>Lista de namespaces</text:p>
      <text:p text:style-name="P24">Lista dos namespaces com uma breve descrição:</text:p>
      <text:p text:style-name="P6"><text:a xlink:type="simple" xlink:href="#AAAAAAAAAM" text:style-name="ListLabel_20_2" text:visited-style-name="ListLabel_20_2"><text:span text:style-name="T10">math</text:span></text:a><text:span text:style-name="T2"> (Código de natureza matemática )</text:span><text:span text:style-name="T1"> <text:tab/></text:span><text:span text:style-name="T1"><text:bookmark-ref text:reference-format="page" text:ref-name="AAAAAAAAAM">4</text:bookmark-ref></text:span></text:p>
      <text:p text:style-name="P6"><text:a xlink:type="simple" xlink:href="#AAAAAAAAAC" text:style-name="ListLabel_20_2" text:visited-style-name="ListLabel_20_2"><text:span text:style-name="T10">structures</text:span></text:a><text:span text:style-name="T2"> (Estruturas de Dados )</text:span><text:span text:style-name="T1"> <text:tab/></text:span><text:span text:style-name="T1"><text:bookmark-ref text:reference-format="page" text:ref-name="AAAAAAAAAC">5</text:bookmark-ref></text:span></text:p>
      <text:p text:style-name="P6"><text:a xlink:type="simple" xlink:href="#AAAAAAAAAS" text:style-name="ListLabel_20_2" text:visited-style-name="ListLabel_20_2"><text:span text:style-name="T10">xml</text:span></text:a><text:span text:style-name="T2"> (Utilitários para processamento de XML )</text:span><text:span text:style-name="T1"> <text:tab/></text:span><text:span text:style-name="T1"><text:bookmark-ref text:reference-format="page" text:ref-name="AAAAAAAAAS">6</text:bookmark-ref></text:span></text:p>
      <text:p text:style-name="P13"/>
      <text:p text:style-name="P32"/>
      <text:p text:style-name="P32"/>
      <text:p text:style-name="P32"/>
      <text:p text:style-name="P34">Índice dos componentes</text:p>
      <text:p text:style-name="P35"><text:toc-mark text:string-value="Índice dos componentes" text:outline-level="1"/>Lista de componentes</text:p>
      <text:p text:style-name="P24">Lista de classes, estruturas, uniões e interfaces com uma breve descrição:</text:p>
      <text:p text:style-name="P6"><text:a xlink:type="simple" xlink:href="#AAAAAAAAAB" text:style-name="ListLabel_20_2" text:visited-style-name="ListLabel_20_2"><text:span text:style-name="T10">structures::LinkedQueue&lt; T &gt;</text:span></text:a><text:span text:style-name="T2"> (Fila Encadeada )</text:span><text:span text:style-name="T1"> <text:tab/></text:span><text:span text:style-name="T1"><text:bookmark-ref text:reference-format="page" text:ref-name="AAAAAAAAAB">7</text:bookmark-ref></text:span></text:p>
      <text:p text:style-name="P6"><text:a xlink:type="simple" xlink:href="#AAAAAAAAAF" text:style-name="ListLabel_20_2" text:visited-style-name="ListLabel_20_2"><text:span text:style-name="T10">structures::LinkedStack&lt; T &gt;</text:span></text:a><text:span text:style-name="T2"> (Pilha Encadeada )</text:span><text:span text:style-name="T1"> <text:tab/></text:span><text:span text:style-name="T1"><text:bookmark-ref text:reference-format="page" text:ref-name="AAAAAAAAAF">9</text:bookmark-ref></text:span></text:p>
      <text:p text:style-name="P13"/>
      <text:p text:style-name="P32"/>
      <text:p text:style-name="P32"/>
      <text:p text:style-name="P32"/>
      <text:p text:style-name="P34">Índice dos arquivos</text:p>
      <text:p text:style-name="P35"><text:toc-mark text:string-value="Índice dos arquivos" text:outline-level="1"/>Lista de arquivos</text:p>
      <text:p text:style-name="P24">Lista de todos os arquivos com uma breve descrição:</text:p>
      <text:p text:style-name="P6"><text:a xlink:type="simple" xlink:href="#AAAAAAAAAA" text:style-name="ListLabel_20_2" text:visited-style-name="ListLabel_20_2"><text:span text:style-name="T10">linked_queue.h</text:span></text:a><text:span text:style-name="T2"> (Arquivo de declarações e interface da Fila Encadeada )</text:span><text:span text:style-name="T1"> <text:tab/></text:span><text:span text:style-name="T1"><text:bookmark-ref text:reference-format="page" text:ref-name="AAAAAAAAAA">11</text:bookmark-ref></text:span></text:p>
      <text:p text:style-name="P6"><text:a xlink:type="simple" xlink:href="#AAAAAAAAAD" text:style-name="ListLabel_20_2" text:visited-style-name="ListLabel_20_2"><text:span text:style-name="T10">linked_queue.inc</text:span></text:a><text:span text:style-name="T2"> (Implementações da Fila Encadeada )</text:span><text:span text:style-name="T1"> <text:tab/></text:span><text:span text:style-name="T1"><text:bookmark-ref text:reference-format="page" text:ref-name="AAAAAAAAAD">11</text:bookmark-ref></text:span></text:p>
      <text:p text:style-name="P6"><text:a xlink:type="simple" xlink:href="#AAAAAAAAAE" text:style-name="ListLabel_20_2" text:visited-style-name="ListLabel_20_2"><text:span text:style-name="T10">linked_stack.h</text:span></text:a><text:span text:style-name="T2"> (Declarações e interface da Pilha Encadeada )</text:span><text:span text:style-name="T1"> <text:tab/></text:span><text:span text:style-name="T1"><text:bookmark-ref text:reference-format="page" text:ref-name="AAAAAAAAAE">12</text:bookmark-ref></text:span></text:p>
      <text:p text:style-name="P6"><text:a xlink:type="simple" xlink:href="#AAAAAAAAAG" text:style-name="ListLabel_20_2" text:visited-style-name="ListLabel_20_2"><text:span text:style-name="T10">linked_stack.inc</text:span></text:a><text:span text:style-name="T2"> (Implementações da Pilha Encadeada )</text:span><text:span text:style-name="T1"> <text:tab/></text:span><text:span text:style-name="T1"><text:bookmark-ref text:reference-format="page" text:ref-name="AAAAAAAAAG">12</text:bookmark-ref></text:span></text:p>
      <text:p text:style-name="P6"><text:a xlink:type="simple" xlink:href="#AAAAAAAAAH" text:style-name="ListLabel_20_2" text:visited-style-name="ListLabel_20_2"><text:span text:style-name="T10">main.cpp</text:span></text:a><text:span text:style-name="T2"> (Código do programa principal )</text:span><text:span text:style-name="T1"> <text:tab/></text:span><text:span text:style-name="T1"><text:bookmark-ref text:reference-format="page" text:ref-name="AAAAAAAAAH">13</text:bookmark-ref></text:span></text:p>
      <text:p text:style-name="P6"><text:a xlink:type="simple" xlink:href="#AAAAAAAAAL" text:style-name="ListLabel_20_2" text:visited-style-name="ListLabel_20_2"><text:span text:style-name="T10">matrix.cpp</text:span></text:a><text:span text:style-name="T2"> (Implementação das funções de processamento de matrizes )</text:span><text:span text:style-name="T1"> <text:tab/></text:span><text:span text:style-name="T1"><text:bookmark-ref text:reference-format="page" text:ref-name="AAAAAAAAAL">14</text:bookmark-ref></text:span></text:p>
      <text:p text:style-name="P6"><text:a xlink:type="simple" xlink:href="#AAAAAAAAAP" text:style-name="ListLabel_20_2" text:visited-style-name="ListLabel_20_2"><text:span text:style-name="T10">matrix.h</text:span></text:a><text:span text:style-name="T2"> (Declarações das funções de processamento de matrizes )</text:span><text:span text:style-name="T1"> <text:tab/></text:span><text:span text:style-name="T1"><text:bookmark-ref text:reference-format="page" text:ref-name="AAAAAAAAAP">14</text:bookmark-ref></text:span></text:p>
      <text:p text:style-name="P6"><text:a xlink:type="simple" xlink:href="#AAAAAAAAAR" text:style-name="ListLabel_20_2" text:visited-style-name="ListLabel_20_2"><text:span text:style-name="T10">xml.cpp</text:span></text:a><text:span text:style-name="T2"> (Implementação das funções de processamento de XML )</text:span><text:span text:style-name="T1"> <text:tab/></text:span><text:span text:style-name="T1"><text:bookmark-ref text:reference-format="page" text:ref-name="AAAAAAAAAR">15</text:bookmark-ref></text:span></text:p>
      <text:p text:style-name="P6"><text:a xlink:type="simple" xlink:href="#AAAAAAAAAW" text:style-name="ListLabel_20_2" text:visited-style-name="ListLabel_20_2"><text:span text:style-name="T10">xml.h</text:span></text:a><text:span text:style-name="T2"> (Declarações das funções de processamento de XML )</text:span><text:span text:style-name="T1"> <text:tab/></text:span><text:span text:style-name="T1"><text:bookmark-ref text:reference-format="page" text:ref-name="AAAAAAAAAW">15</text:bookmark-ref></text:span></text:p>
      <text:p text:style-name="P13"/>
      <text:p text:style-name="P32"/>
      <text:p text:style-name="P32"/>
      <text:p text:style-name="P55">Documentação dos namespaces</text:p>
      <text:p text:style-name="P35">Referência ao namespace math</text:p>
      <text:p text:style-name="P19"><text:bookmark text:name="AAAAAAAAAM"/><text:toc-mark text:string-value="math" text:outline-level="1"/><text:alphabetical-index-mark text:string-value=" " text:key1="math"/></text:p>
      <text:p text:style-name="P24">Código de natureza matemática. </text:p>
      <text:p text:style-name="P39">Documentação das funções</text:p>
      <text:p text:style-name="P41"><text:alphabetical-index-mark text:string-value=" " text:key1="count_shapesmath"/><text:alphabetical-index-mark text:string-value=" " text:key1="mathcount_shapes"/>int math::count_shapes (int ** <text:span text:style-name="T11">E</text:span>, int <text:span text:style-name="T11">height</text:span>, int <text:span text:style-name="T11">width</text:span>)<text:bookmark text:name="AAAAAAAAAO"/></text:p>
      <text:p text:style-name="P5">Calcula o número de componentes conexos na matriz usando vizinhança-4. </text:p>
      <text:p text:style-name="P5">Utiliza a técnica de rotulação de formas, para tal criando uma matriz temporária do mesmo tamanho da de entrada: este algoritmo utiliza memória na ordem O(w*h).</text:p>
      <text:p text:style-name="P5">Cada "pixel" é processado em uma fila (FIFO) de tamanho dinâmico, assim como seus vizinhos e assim por diante ate percorrer todos os caminhos do componente.</text:p>
      <text:p text:style-name="P2">Parâmetro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4">E</text:span><text:span text:style-name="T1"> </text:span></text:p>
          </table:table-cell>
          <table:table-cell table:style-name="Table1.A1" office:value-type="string">
            <text:p text:style-name="P17">Matriz de entrada. </text:p>
          </table:table-cell>
        </table:table-row>
        <table:table-row table:style-name="Table1.1">
          <table:table-cell table:style-name="Table1.A1" office:value-type="string">
            <text:p text:style-name="P20"><text:span text:style-name="T4">height</text:span><text:span text:style-name="T1"> </text:span></text:p>
          </table:table-cell>
          <table:table-cell table:style-name="Table1.A1" office:value-type="string">
            <text:p text:style-name="P17">Número de linhas da matriz. </text:p>
          </table:table-cell>
        </table:table-row>
        <table:table-row table:style-name="Table1.1">
          <table:table-cell table:style-name="Table1.A1" office:value-type="string">
            <text:p text:style-name="P20"><text:span text:style-name="T4">width</text:span><text:span text:style-name="T1"> </text:span></text:p>
          </table:table-cell>
          <table:table-cell table:style-name="Table1.A1" office:value-type="string">
            <text:p text:style-name="P17">Número de colunas da matriz. </text:p>
          </table:table-cell>
        </table:table-row>
      </table:table>
      <text:p text:style-name="P2">Retorna:</text:p>
      <text:p text:style-name="P47">int Número de componentes conexos (formas) encontrados. Zero implica que a matriz é nula/vazia. </text:p>
      <text:p text:style-name="P8">Definido na linha 38 do arquivo matrix.cpp.</text:p>
      <text:p text:style-name="P8">Referenciado por main().</text:p>
      <text:p text:style-name="P29"/>
      <text:p text:style-name="P42"><text:alphabetical-index-mark text:string-value=" " text:key1="matrix_destroymath"/><text:alphabetical-index-mark text:string-value=" " text:key1="mathmatrix_destroy"/>void math::matrix_destroy (int ** <text:span text:style-name="T11">M</text:span>, int <text:span text:style-name="T11">height</text:span>)<text:bookmark text:name="AAAAAAAAAK"/></text:p>
      <text:p text:style-name="P5">Destroi uma matriz e libera a memória que ocupava. </text:p>
      <text:p text:style-name="P2">Parâmetro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4">M</text:span><text:span text:style-name="T1"> </text:span></text:p>
          </table:table-cell>
          <table:table-cell table:style-name="Table2.A1" office:value-type="string">
            <text:p text:style-name="P20"><text:span text:style-name="T1">Matriz anteriormente inicializada por </text:span><text:a xlink:type="simple" xlink:href="#AAAAAAAAAN" text:style-name="ListLabel_20_1" text:visited-style-name="ListLabel_20_1"><text:span text:style-name="T9">matrix_init()</text:span></text:a><text:span text:style-name="T1">. 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4">height</text:span><text:span text:style-name="T1"> </text:span></text:p>
          </table:table-cell>
          <table:table-cell table:style-name="Table2.A1" office:value-type="string">
            <text:p text:style-name="P17">Número de linhas da matriz. Deve ser o mesmo valor usado em sua inicialização. </text:p>
          </table:table-cell>
        </table:table-row>
      </table:table>
      <text:p text:style-name="P8">Definido na linha 32 do arquivo matrix.cpp.</text:p>
      <text:p text:style-name="P29"/>
      <text:p text:style-name="P41"><text:alphabetical-index-mark text:string-value=" " text:key1="matrix_initmath"/><text:alphabetical-index-mark text:string-value=" " text:key1="mathmatrix_init"/>int ** math::matrix_init (int <text:span text:style-name="T11">height</text:span>, int <text:span text:style-name="T11">width</text:span>)<text:bookmark text:name="AAAAAAAAAN"/></text:p>
      <text:p text:style-name="P5">Inicializa uma matriz com as dimensões especificadas. </text:p>
      <text:p text:style-name="P5">A matriz é dada na forma de um array de arrays onde todos os elementos são inicializados com zero, uma matriz nula.</text:p>
      <text:p text:style-name="P2">Parâmetro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<text:span text:style-name="T4">height</text:span><text:span text:style-name="T1"> </text:span></text:p>
          </table:table-cell>
          <table:table-cell table:style-name="Table3.A1" office:value-type="string">
            <text:p text:style-name="P17">Número de linhas da matriz. </text:p>
          </table:table-cell>
        </table:table-row>
        <table:table-row table:style-name="Table3.1">
          <table:table-cell table:style-name="Table3.A1" office:value-type="string">
            <text:p text:style-name="P20"><text:span text:style-name="T4">width</text:span><text:span text:style-name="T1"> </text:span></text:p>
          </table:table-cell>
          <table:table-cell table:style-name="Table3.A1" office:value-type="string">
            <text:p text:style-name="P17">Número de colunas da matriz. </text:p>
          </table:table-cell>
        </table:table-row>
      </table:table>
      <text:p text:style-name="P2">Retorna:</text:p>
      <text:p text:style-name="P48"><text:span text:style-name="T1">int** Matriz gerada. Deve ser destruído com </text:span><text:a xlink:type="simple" xlink:href="#AAAAAAAAAK" text:style-name="ListLabel_20_1" text:visited-style-name="ListLabel_20_1"><text:span text:style-name="T9">matrix_destroy()</text:span></text:a><text:span text:style-name="T1"> para liberar a memória alocada. </text:span></text:p>
      <text:p text:style-name="P8">Definido na linha 21 do arquivo matrix.cpp.</text:p>
      <text:p text:style-name="P29"/>
      <text:p text:style-name="P65"/>
      <text:p text:style-name="P36"><text:soft-page-break/>Referência ao namespace structures</text:p>
      <text:p text:style-name="P19"><text:bookmark text:name="AAAAAAAAAC"/><text:toc-mark text:string-value="structures" text:outline-level="1"/><text:alphabetical-index-mark text:string-value=" " text:key1="structures"/></text:p>
      <text:p text:style-name="P24">Estruturas de Dados. </text:p>
      <text:p text:style-name="P39">Componentes</text:p>
      <text:p text:style-name="P51"><text:span text:style-name="T1">class </text:span><text:a xlink:type="simple" xlink:href="#AAAAAAAAAB" text:style-name="ListLabel_20_1" text:visited-style-name="ListLabel_20_1"><text:span text:style-name="T9">LinkedQueue</text:span></text:a></text:p>
      <text:p text:style-name="P3">Fila Encadeada. </text:p>
      <text:p text:style-name="P51"><text:span text:style-name="T1">class </text:span><text:a xlink:type="simple" xlink:href="#AAAAAAAAAF" text:style-name="ListLabel_20_1" text:visited-style-name="ListLabel_20_1"><text:span text:style-name="T9">LinkedStack</text:span></text:a></text:p>
      <text:p text:style-name="P3">Pilha Encadeada. </text:p>
      <text:p text:style-name="P28"/>
      <text:p text:style-name="P28"/>
      <text:p text:style-name="P38">Referência ao namespace xml</text:p>
      <text:p text:style-name="P19"><text:bookmark text:name="AAAAAAAAAS"/><text:toc-mark text:string-value="xml" text:outline-level="1"/><text:alphabetical-index-mark text:string-value=" " text:key1="xml"/></text:p>
      <text:p text:style-name="P24">Utilitários para processamento de XML. </text:p>
      <text:p text:style-name="P39">Documentação das funções</text:p>
      <text:p text:style-name="P41"><text:alphabetical-index-mark text:string-value=" " text:key1="balancedxml"/><text:alphabetical-index-mark text:string-value=" " text:key1="xmlbalanced"/>bool xml::balanced (const std::string &amp; <text:span text:style-name="T11">xml</text:span>)<text:bookmark text:name="AAAAAAAAAT"/></text:p>
      <text:p text:style-name="P5">Confere a validez da estrutura do XML contido na string. </text:p>
      <text:p text:style-name="P5">A validação consiste em verificar se as tags estão balanceadas, ou seja, se para cada tag fechada houve seu par de abertura como última tag processada; e se todas as tags abertas foram devidamente fechadas. Para tal, este algoritmo utiliza uma pilha (LIFO) de tamanho dinâmico.</text:p>
      <text:p text:style-name="P2">Parâmetros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<text:span text:style-name="T4">xml</text:span><text:span text:style-name="T1"> </text:span></text:p>
          </table:table-cell>
          <table:table-cell table:style-name="Table4.A1" office:value-type="string">
            <text:p text:style-name="P17">String contendo o XML. </text:p>
          </table:table-cell>
        </table:table-row>
      </table:table>
      <text:p text:style-name="P2">Retorna:</text:p>
      <text:p text:style-name="P47">true Tags estão balanceadas. </text:p>
      <text:p text:style-name="P47">false Tags não estão balanceadas. </text:p>
      <text:p text:style-name="P8">Definido na linha 21 do arquivo xml.cpp.</text:p>
      <text:p text:style-name="P10">Referenciado por main().</text:p>
      <text:p text:style-name="P29"/>
      <text:p text:style-name="P41"><text:alphabetical-index-mark text:string-value=" " text:key1="extractxml"/><text:alphabetical-index-mark text:string-value=" " text:key1="xmlextract"/>std::string xml::extract (const std::string &amp; <text:span text:style-name="T11">origin</text:span>, const std::string &amp; <text:span text:style-name="T11">open</text:span>, const std::string &amp; <text:span text:style-name="T11">close</text:span>, std::size_t &amp; <text:span text:style-name="T11">from</text:span>)<text:bookmark text:name="AAAAAAAAAU"/></text:p>
      <text:p text:style-name="P5">Extrai, a partir de uma string original, a substring que existir entre o primeiro par de delimitadores encontrados a partir de uma dada posição. </text:p>
      <text:p text:style-name="P2">Parâmetro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<text:span text:style-name="T4">origin</text:span><text:span text:style-name="T1"> </text:span></text:p>
          </table:table-cell>
          <table:table-cell table:style-name="Table5.A1" office:value-type="string">
            <text:p text:style-name="P17">String original. </text:p>
          </table:table-cell>
        </table:table-row>
        <table:table-row table:style-name="Table5.1">
          <table:table-cell table:style-name="Table5.A1" office:value-type="string">
            <text:p text:style-name="P20"><text:span text:style-name="T4">open</text:span><text:span text:style-name="T1"> </text:span></text:p>
          </table:table-cell>
          <table:table-cell table:style-name="Table5.A1" office:value-type="string">
            <text:p text:style-name="P17">Delimitador de abertura. </text:p>
          </table:table-cell>
        </table:table-row>
        <table:table-row table:style-name="Table5.1">
          <table:table-cell table:style-name="Table5.A1" office:value-type="string">
            <text:p text:style-name="P20"><text:span text:style-name="T4">close</text:span><text:span text:style-name="T1"> </text:span></text:p>
          </table:table-cell>
          <table:table-cell table:style-name="Table5.A1" office:value-type="string">
            <text:p text:style-name="P17">Delimitador de fechamento. </text:p>
          </table:table-cell>
        </table:table-row>
        <table:table-row table:style-name="Table5.1">
          <table:table-cell table:style-name="Table5.A1" office:value-type="string">
            <text:p text:style-name="P20"><text:span text:style-name="T4">from</text:span><text:span text:style-name="T1"> </text:span></text:p>
          </table:table-cell>
          <table:table-cell table:style-name="Table5.A1" office:value-type="string">
            <text:p text:style-name="P20"><text:span text:style-name="T1">Índice por onde iniciar a busca na string original, este será alterado para a posição após o final do delimitador de fechamento encontrado. Se nada for encontrado, recebe o valor de </text:span><text:span text:style-name="T6">std::string::npos</text:span><text:span text:style-name="T1"> . </text:span></text:p>
          </table:table-cell>
        </table:table-row>
      </table:table>
      <text:p text:style-name="P2">Retorna:</text:p>
      <text:p text:style-name="P47">std::string String extraída (sem os delimitadores), vazia quando nada for encontrado. </text:p>
      <text:p text:style-name="P8">Definido na linha 62 do arquivo xml.cpp.</text:p>
      <text:p text:style-name="P29"/>
      <text:p text:style-name="P41"><text:alphabetical-index-mark text:string-value=" " text:key1="extractxml"/><text:alphabetical-index-mark text:string-value=" " text:key1="xmlextract"/>std::string xml::extract (const std::string &amp; <text:span text:style-name="T11">origin</text:span>, const std::string &amp; <text:span text:style-name="T11">open</text:span>, const std::string &amp; <text:span text:style-name="T11">close</text:span>)<text:bookmark text:name="AAAAAAAAAV"/></text:p>
      <text:p text:style-name="P5">Extrai, a partir de uma string original, a substring que existir entre o primeiro par de delimitadores encontrados. </text:p>
      <text:p text:style-name="P2">Parâmetro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<text:span text:style-name="T4">origin</text:span><text:span text:style-name="T1"> </text:span></text:p>
          </table:table-cell>
          <table:table-cell table:style-name="Table6.A1" office:value-type="string">
            <text:p text:style-name="P17">String original. </text:p>
          </table:table-cell>
        </table:table-row>
        <table:table-row table:style-name="Table6.1">
          <table:table-cell table:style-name="Table6.A1" office:value-type="string">
            <text:p text:style-name="P20"><text:span text:style-name="T4">open</text:span><text:span text:style-name="T1"> </text:span></text:p>
          </table:table-cell>
          <table:table-cell table:style-name="Table6.A1" office:value-type="string">
            <text:p text:style-name="P17">Delimitador de abertura. </text:p>
          </table:table-cell>
        </table:table-row>
        <table:table-row table:style-name="Table6.1">
          <table:table-cell table:style-name="Table6.A1" office:value-type="string">
            <text:p text:style-name="P20"><text:span text:style-name="T4">close</text:span><text:span text:style-name="T1"> </text:span></text:p>
          </table:table-cell>
          <table:table-cell table:style-name="Table6.A1" office:value-type="string">
            <text:p text:style-name="P17">Delimitador de fechamento. </text:p>
          </table:table-cell>
        </table:table-row>
      </table:table>
      <text:p text:style-name="P2">Retorna:</text:p>
      <text:p text:style-name="P47">std::string String extraída (sem os delimitadores), vazia quando nada for encontrado. </text:p>
      <text:p text:style-name="P8">Definido na linha 79 do arquivo xml.cpp.</text:p>
      <text:p text:style-name="P56">Documentação da<text:span text:style-name="T13">s</text:span> classe<text:span text:style-name="T13">s</text:span><text:toc-mark text:string-value="Documentação da classe" text:outline-level="1"/></text:p>
      <text:p text:style-name="P35"/>
      <text:p text:style-name="P35">Referência à classe Template structures::LinkedQueue&lt; T &gt;</text:p>
      <text:p text:style-name="P19"><text:bookmark text:name="AAAAAAAAAB"/><text:toc-mark text:string-value="structures::LinkedQueue&lt; T &gt;" text:outline-level="1"/><text:alphabetical-index-mark text:string-value=" " text:key1="structures::LinkedQueue&lt; T &gt;"/></text:p>
      <text:p text:style-name="P24">Fila Encadeada. </text:p>
      <text:p text:style-name="P18">#include &lt;linked_queue.h&gt;</text:p>
      <text:p text:style-name="P39">Membros públicos</text:p>
      <text:p text:style-name="P51"><text:span text:style-name="T1">void </text:span><text:a xlink:type="simple" xlink:href="#AAAAAAAAAY" text:style-name="ListLabel_20_1" text:visited-style-name="ListLabel_20_1"><text:span text:style-name="T9">clear</text:span></text:a><text:span text:style-name="T1"> ()</text:span></text:p>
      <text:p text:style-name="P3">Limpa a Fila. </text:p>
      <text:p text:style-name="P8"/>
      <text:p text:style-name="P51"><text:span text:style-name="T1">void </text:span><text:a xlink:type="simple" xlink:href="#AAAAAAAAAZ" text:style-name="ListLabel_20_1" text:visited-style-name="ListLabel_20_1"><text:span text:style-name="T9">enqueue</text:span></text:a><text:span text:style-name="T1"> (const T &amp;data)</text:span></text:p>
      <text:p text:style-name="P3">Enfileira. </text:p>
      <text:p text:style-name="P8"/>
      <text:p text:style-name="P51"><text:span text:style-name="T1">T </text:span><text:a xlink:type="simple" xlink:href="#AAAAAAAABA" text:style-name="ListLabel_20_1" text:visited-style-name="ListLabel_20_1"><text:span text:style-name="T9">dequeue</text:span></text:a><text:span text:style-name="T1"> ()</text:span></text:p>
      <text:p text:style-name="P3">Desenfileira. </text:p>
      <text:p text:style-name="P8"/>
      <text:p text:style-name="P51"><text:span text:style-name="T1">T &amp; </text:span><text:a xlink:type="simple" xlink:href="#AAAAAAAABB" text:style-name="ListLabel_20_1" text:visited-style-name="ListLabel_20_1"><text:span text:style-name="T9">front</text:span></text:a><text:span text:style-name="T1"> () const</text:span></text:p>
      <text:p text:style-name="P3">Acessa a frente da Fila. </text:p>
      <text:p text:style-name="P8"/>
      <text:p text:style-name="P51"><text:span text:style-name="T1">T &amp; </text:span><text:a xlink:type="simple" xlink:href="#AAAAAAAABC" text:style-name="ListLabel_20_1" text:visited-style-name="ListLabel_20_1"><text:span text:style-name="T9">back</text:span></text:a><text:span text:style-name="T1"> () const</text:span></text:p>
      <text:p text:style-name="P3">Acessa o último da Fila. </text:p>
      <text:p text:style-name="P8"/>
      <text:p text:style-name="P51"><text:span text:style-name="T1">bool </text:span><text:a xlink:type="simple" xlink:href="#AAAAAAAABD" text:style-name="ListLabel_20_1" text:visited-style-name="ListLabel_20_1"><text:span text:style-name="T9">empty</text:span></text:a><text:span text:style-name="T1"> () const</text:span></text:p>
      <text:p text:style-name="P3">Confere se a Fila está vazia. </text:p>
      <text:p text:style-name="P8"/>
      <text:p text:style-name="P51"><text:span text:style-name="T1">std::size_t </text:span><text:a xlink:type="simple" xlink:href="#AAAAAAAABE" text:style-name="ListLabel_20_1" text:visited-style-name="ListLabel_20_1"><text:span text:style-name="T9">size</text:span></text:a><text:span text:style-name="T1"> () const</text:span></text:p>
      <text:p text:style-name="P3">Retorna o tamanho da Fila. </text:p>
      <text:p text:style-name="P8"/>
      <text:p text:style-name="P39">Documentação dos métodos</text:p>
      <text:p text:style-name="P41"><text:alphabetical-index-mark text:string-value=" " text:key1="backstructures::LinkedQueue&lt; T &gt;"/><text:alphabetical-index-mark text:string-value=" " text:key1="structures::LinkedQueue&lt; T &gt;back"/>template&lt;typename T &gt; T &amp; LinkedQueue::back () const</text:p>
      <text:p text:style-name="P8"><text:bookmark text:name="AAAAAAAABC"/></text:p>
      <text:p text:style-name="P5">Acessa o último da Fila. </text:p>
      <text:p text:style-name="P8">Definido na linha 68 do arquivo linked_queue.h.</text:p>
      <text:p text:style-name="P41"><text:alphabetical-index-mark text:string-value=" " text:key1="clearstructures::LinkedQueue&lt; T &gt;"/><text:alphabetical-index-mark text:string-value=" " text:key1="structures::LinkedQueue&lt; T &gt;clear"/>template&lt;typename T &gt; void LinkedQueue::clear ()</text:p>
      <text:p text:style-name="P8"><text:bookmark text:name="AAAAAAAAAY"/></text:p>
      <text:p text:style-name="P5">Limpa a Fila. </text:p>
      <text:p text:style-name="P8">Definido na linha 19 do arquivo linked_queue.h.</text:p>
      <text:p text:style-name="P41"><text:alphabetical-index-mark text:string-value=" " text:key1="dequeuestructures::LinkedQueue&lt; T &gt;"/><text:alphabetical-index-mark text:string-value=" " text:key1="structures::LinkedQueue&lt; T &gt;dequeue"/>template&lt;typename T &gt; T LinkedQueue::dequeue ()</text:p>
      <text:p text:style-name="P8"><text:bookmark text:name="AAAAAAAABA"/></text:p>
      <text:p text:style-name="P5"><text:soft-page-break/>Desenfileira. </text:p>
      <text:p text:style-name="P8">Definido na linha 34 do arquivo linked_queue.h.</text:p>
      <text:p text:style-name="P8">Referenciado por math::count_shapes().</text:p>
      <text:p text:style-name="P41"><text:alphabetical-index-mark text:string-value=" " text:key1="emptystructures::LinkedQueue&lt; T &gt;"/><text:alphabetical-index-mark text:string-value=" " text:key1="structures::LinkedQueue&lt; T &gt;empty"/>template&lt;typename T &gt; bool LinkedQueue::empty () const</text:p>
      <text:p text:style-name="P8"><text:bookmark text:name="AAAAAAAABD"/></text:p>
      <text:p text:style-name="P5">Confere se a Fila está vazia. </text:p>
      <text:p text:style-name="P8">Definido na linha 76 do arquivo linked_queue.h.</text:p>
      <text:p text:style-name="P8">Referenciado por math::count_shapes().</text:p>
      <text:p text:style-name="P41"><text:alphabetical-index-mark text:string-value=" " text:key1="enqueuestructures::LinkedQueue&lt; T &gt;"/><text:alphabetical-index-mark text:string-value=" " text:key1="structures::LinkedQueue&lt; T &gt;enqueue"/>template&lt;typename T &gt; void LinkedQueue::enqueue (const T &amp; <text:span text:style-name="T11">data</text:span>)</text:p>
      <text:p text:style-name="P8"><text:bookmark text:name="AAAAAAAAAZ"/></text:p>
      <text:p text:style-name="P5">Enfileira. </text:p>
      <text:p text:style-name="P8">Definido na linha 25 do arquivo linked_queue.h.</text:p>
      <text:p text:style-name="P8">Referenciado por math::count_shapes().</text:p>
      <text:p text:style-name="P41"><text:alphabetical-index-mark text:string-value=" " text:key1="frontstructures::LinkedQueue&lt; T &gt;"/><text:alphabetical-index-mark text:string-value=" " text:key1="structures::LinkedQueue&lt; T &gt;front"/>template&lt;typename T &gt; T &amp; LinkedQueue::front () const</text:p>
      <text:p text:style-name="P8"><text:bookmark text:name="AAAAAAAABB"/></text:p>
      <text:p text:style-name="P5">Acessa a frente da Fila. </text:p>
      <text:p text:style-name="P8">Definido na linha 60 do arquivo linked_queue.h.</text:p>
      <text:p text:style-name="P41"><text:alphabetical-index-mark text:string-value=" " text:key1="sizestructures::LinkedQueue&lt; T &gt;"/><text:alphabetical-index-mark text:string-value=" " text:key1="structures::LinkedQueue&lt; T &gt;size"/>template&lt;typename T &gt; std::size_t LinkedQueue::size () const</text:p>
      <text:p text:style-name="P8"><text:bookmark text:name="AAAAAAAABE"/></text:p>
      <text:p text:style-name="P5">Retorna o tamanho da Fila. </text:p>
      <text:p text:style-name="P8">Definido na linha 81 do arquivo linked_queue.h.</text:p>
      <text:p text:style-name="P23"/>
      <text:p text:style-name="P41">A documentação para esta classe foi gerada a partir dos seguintes arquivos:</text:p>
      <text:p text:style-name="P49"><text:a xlink:type="simple" xlink:href="#AAAAAAAAAA" text:style-name="ListLabel_20_1" text:visited-style-name="ListLabel_20_1"><text:span text:style-name="T9">linked_queue.h</text:span></text:a></text:p>
      <text:p text:style-name="P49"><text:a xlink:type="simple" xlink:href="#AAAAAAAAAD" text:style-name="ListLabel_20_1" text:visited-style-name="ListLabel_20_1"><text:span text:style-name="T9">linked_queue.inc</text:span></text:a></text:p>
      <text:p text:style-name="P41"/>
      <text:p text:style-name="P58">Referência à classe Template structures::LinkedStack&lt; T &gt;</text:p>
      <text:p text:style-name="P19"><text:bookmark text:name="AAAAAAAAAF"/><text:toc-mark text:string-value="structures::LinkedStack&lt; T &gt;" text:outline-level="1"/><text:alphabetical-index-mark text:string-value=" " text:key1="structures::LinkedStack&lt; T &gt;"/></text:p>
      <text:p text:style-name="P24">Pilha Encadeada. </text:p>
      <text:p text:style-name="P18">#include &lt;linked_stack.h&gt;</text:p>
      <text:p text:style-name="P39">Membros públicos</text:p>
      <text:p text:style-name="P51"><text:span text:style-name="T1">void </text:span><text:a xlink:type="simple" xlink:href="#AAAAAAAABG" text:style-name="ListLabel_20_1" text:visited-style-name="ListLabel_20_1"><text:span text:style-name="T9">push</text:span></text:a><text:span text:style-name="T1"> (const T &amp;data)</text:span></text:p>
      <text:p text:style-name="P3">Empilha. </text:p>
      <text:p text:style-name="P8"/>
      <text:p text:style-name="P51"><text:span text:style-name="T1">T </text:span><text:a xlink:type="simple" xlink:href="#AAAAAAAABH" text:style-name="ListLabel_20_1" text:visited-style-name="ListLabel_20_1"><text:span text:style-name="T9">pop</text:span></text:a><text:span text:style-name="T1"> ()</text:span></text:p>
      <text:p text:style-name="P3">Desempilha. </text:p>
      <text:p text:style-name="P8"/>
      <text:p text:style-name="P51"><text:span text:style-name="T1">T &amp; </text:span><text:a xlink:type="simple" xlink:href="#AAAAAAAABI" text:style-name="ListLabel_20_1" text:visited-style-name="ListLabel_20_1"><text:span text:style-name="T9">top</text:span></text:a><text:span text:style-name="T1"> () const</text:span></text:p>
      <text:p text:style-name="P3">Acessa o topo da Pilha. </text:p>
      <text:p text:style-name="P8"/>
      <text:p text:style-name="P51"><text:span text:style-name="T1">bool </text:span><text:a xlink:type="simple" xlink:href="#AAAAAAAABJ" text:style-name="ListLabel_20_1" text:visited-style-name="ListLabel_20_1"><text:span text:style-name="T9">empty</text:span></text:a><text:span text:style-name="T1"> () const</text:span></text:p>
      <text:p text:style-name="P3">Confere se a Pilha está vazia. </text:p>
      <text:p text:style-name="P8"/>
      <text:p text:style-name="P51"><text:span text:style-name="T1">std::size_t </text:span><text:a xlink:type="simple" xlink:href="#AAAAAAAABK" text:style-name="ListLabel_20_1" text:visited-style-name="ListLabel_20_1"><text:span text:style-name="T9">size</text:span></text:a><text:span text:style-name="T1"> () const</text:span></text:p>
      <text:p text:style-name="P3">Retorna o tamanho da Pilha. </text:p>
      <text:p text:style-name="P8"/>
      <text:p text:style-name="P51"><text:span text:style-name="T1">void </text:span><text:a xlink:type="simple" xlink:href="#AAAAAAAABL" text:style-name="ListLabel_20_1" text:visited-style-name="ListLabel_20_1"><text:span text:style-name="T9">clear</text:span></text:a><text:span text:style-name="T1"> ()</text:span></text:p>
      <text:p text:style-name="P3">Limpa a Pilha. </text:p>
      <text:p text:style-name="P8"/>
      <text:p text:style-name="P39">Documentação dos métodos</text:p>
      <text:p text:style-name="P41"><text:alphabetical-index-mark text:string-value=" " text:key1="clearstructures::LinkedStack&lt; T &gt;"/><text:alphabetical-index-mark text:string-value=" " text:key1="structures::LinkedStack&lt; T &gt;clear"/>template&lt;typename T &gt; void LinkedStack::clear ()</text:p>
      <text:p text:style-name="P8"><text:bookmark text:name="AAAAAAAABL"/></text:p>
      <text:p text:style-name="P5">Limpa a Pilha. </text:p>
      <text:p text:style-name="P8">Definido na linha 19 do arquivo linked_stack.h.</text:p>
      <text:p text:style-name="P41"><text:alphabetical-index-mark text:string-value=" " text:key1="emptystructures::LinkedStack&lt; T &gt;"/><text:alphabetical-index-mark text:string-value=" " text:key1="structures::LinkedStack&lt; T &gt;empty"/>template&lt;typename T &gt; bool LinkedStack::empty () const</text:p>
      <text:p text:style-name="P8"><text:bookmark text:name="AAAAAAAABJ"/></text:p>
      <text:p text:style-name="P5">Confere se a Pilha está vazia. </text:p>
      <text:p text:style-name="P8">Definido na linha 58 do arquivo linked_stack.h.</text:p>
      <text:p text:style-name="P8">Referenciado por xml::balanced().</text:p>
      <text:p text:style-name="P41"><text:alphabetical-index-mark text:string-value=" " text:key1="popstructures::LinkedStack&lt; T &gt;"/><text:alphabetical-index-mark text:string-value=" " text:key1="structures::LinkedStack&lt; T &gt;pop"/>template&lt;typename T &gt; T LinkedStack::pop ()</text:p>
      <text:p text:style-name="P8"><text:bookmark text:name="AAAAAAAABH"/></text:p>
      <text:p text:style-name="P5">Desempilha. </text:p>
      <text:p text:style-name="P8">Definido na linha 31 do arquivo linked_stack.h.</text:p>
      <text:p text:style-name="P8">Referenciado por xml::balanced().</text:p>
      <text:p text:style-name="P41"><text:alphabetical-index-mark text:string-value=" " text:key1="pushstructures::LinkedStack&lt; T &gt;"/><text:alphabetical-index-mark text:string-value=" " text:key1="structures::LinkedStack&lt; T &gt;push"/>template&lt;typename T &gt; void LinkedStack::push (const T &amp; <text:span text:style-name="T11">data</text:span>)</text:p>
      <text:p text:style-name="P8"><text:bookmark text:name="AAAAAAAABG"/></text:p>
      <text:p text:style-name="P5"><text:soft-page-break/>Empilha. </text:p>
      <text:p text:style-name="P8">Definido na linha 25 do arquivo linked_stack.h.</text:p>
      <text:p text:style-name="P8">Referenciado por xml::balanced().</text:p>
      <text:p text:style-name="P41"><text:alphabetical-index-mark text:string-value=" " text:key1="sizestructures::LinkedStack&lt; T &gt;"/><text:alphabetical-index-mark text:string-value=" " text:key1="structures::LinkedStack&lt; T &gt;size"/>template&lt;typename T &gt; std::size_t LinkedStack::size () const</text:p>
      <text:p text:style-name="P8"><text:bookmark text:name="AAAAAAAABK"/></text:p>
      <text:p text:style-name="P5">Retorna o tamanho da Pilha. </text:p>
      <text:p text:style-name="P8">Definido na linha 63 do arquivo linked_stack.h.</text:p>
      <text:p text:style-name="P41"><text:alphabetical-index-mark text:string-value=" " text:key1="topstructures::LinkedStack&lt; T &gt;"/><text:alphabetical-index-mark text:string-value=" " text:key1="structures::LinkedStack&lt; T &gt;top"/>template&lt;typename T &gt; T &amp; LinkedStack::top () const</text:p>
      <text:p text:style-name="P8"><text:bookmark text:name="AAAAAAAABI"/></text:p>
      <text:p text:style-name="P5">Acessa o topo da Pilha. </text:p>
      <text:p text:style-name="P8">Definido na linha 50 do arquivo linked_stack.h.</text:p>
      <text:p text:style-name="P8">Referenciado por xml::balanced().</text:p>
      <text:p text:style-name="P23"/>
      <text:p text:style-name="P41">A documentação para esta classe foi gerada a partir dos seguintes arquivos:</text:p>
      <text:p text:style-name="P49"><text:a xlink:type="simple" xlink:href="#AAAAAAAAAE" text:style-name="ListLabel_20_1" text:visited-style-name="ListLabel_20_1"><text:span text:style-name="T9">linked_stack.h</text:span></text:a></text:p>
      <text:p text:style-name="P49"><text:a xlink:type="simple" xlink:href="#AAAAAAAAAG" text:style-name="ListLabel_20_1" text:visited-style-name="ListLabel_20_1"><text:span text:style-name="T9">linked_stack.inc</text:span></text:a></text:p>
      <text:p text:style-name="P69"/>
      <text:p text:style-name="P57">Documentação do<text:span text:style-name="T13">s</text:span> arquivo<text:span text:style-name="T13">s</text:span><text:toc-mark text:string-value="Documentação do arquivo" text:outline-level="1"/></text:p>
      <text:p text:style-name="P35"/>
      <text:p text:style-name="P35">Referência ao arquivo linked_queue.h</text:p>
      <text:p text:style-name="P19"><text:bookmark text:name="AAAAAAAAAA"/><text:toc-mark text:string-value="linked_queue.h" text:outline-level="1"/><text:alphabetical-index-mark text:string-value=" " text:key1="linked_queue.h"/></text:p>
      <text:p text:style-name="P24">Arquivo de declarações e interface da Fila Encadeada. </text:p>
      <text:p text:style-name="P39">Componentes</text:p>
      <text:p text:style-name="P51"><text:span text:style-name="T1">class </text:span><text:a xlink:type="simple" xlink:href="#AAAAAAAAAB" text:style-name="ListLabel_20_1" text:visited-style-name="ListLabel_20_1"><text:span text:style-name="T9">structures::LinkedQueue&lt; T &gt;</text:span></text:a></text:p>
      <text:p text:style-name="P3">Fila Encadeada. </text:p>
      <text:p text:style-name="P39">Namespaces</text:p>
      <text:p text:style-name="P51"><text:span text:style-name="T1"><text:s/></text:span><text:a xlink:type="simple" xlink:href="#AAAAAAAAAC" text:style-name="ListLabel_20_1" text:visited-style-name="ListLabel_20_1"><text:span text:style-name="T9">structures</text:span></text:a></text:p>
      <text:p text:style-name="P3">Estruturas de Dados. </text:p>
      <text:p text:style-name="P14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</text:p>
      <text:p text:style-name="P30"/>
      <text:p text:style-name="P35"/>
      <text:p text:style-name="P35">Referência ao arquivo linked_queue.inc</text:p>
      <text:p text:style-name="P19"><text:bookmark text:name="AAAAAAAAAD"/><text:toc-mark text:string-value="linked_queue.inc" text:outline-level="1"/><text:alphabetical-index-mark text:string-value=" " text:key1="linked_queue.inc"/></text:p>
      <text:p text:style-name="P24">Implementações da Fila Encadeada. </text:p>
      <text:p text:style-name="P14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 </text:p>
      <text:p text:style-name="P16"/>
      <text:p text:style-name="P16"/>
      <text:p text:style-name="P59">Referência ao arquivo linked_stack.h</text:p>
      <text:p text:style-name="P19"><text:bookmark text:name="AAAAAAAAAE"/><text:toc-mark text:string-value="linked_stack.h" text:outline-level="1"/><text:alphabetical-index-mark text:string-value=" " text:key1="linked_stack.h"/></text:p>
      <text:p text:style-name="P24">Declarações e interface da Pilha Encadeada. </text:p>
      <text:p text:style-name="P39">Componentes</text:p>
      <text:p text:style-name="P51"><text:span text:style-name="T1">class </text:span><text:a xlink:type="simple" xlink:href="#AAAAAAAAAF" text:style-name="ListLabel_20_1" text:visited-style-name="ListLabel_20_1"><text:span text:style-name="T9">structures::LinkedStack&lt; T &gt;</text:span></text:a></text:p>
      <text:p text:style-name="P3">Pilha Encadeada. </text:p>
      <text:p text:style-name="P39">Namespaces</text:p>
      <text:p text:style-name="P51"><text:span text:style-name="T1"><text:s/></text:span><text:a xlink:type="simple" xlink:href="#AAAAAAAAAC" text:style-name="ListLabel_20_1" text:visited-style-name="ListLabel_20_1"><text:span text:style-name="T9">structures</text:span></text:a></text:p>
      <text:p text:style-name="P3">Estruturas de Dados. </text:p>
      <text:p text:style-name="P24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 </text:p>
      <text:p text:style-name="P19"/>
      <text:p text:style-name="P35"/>
      <text:p text:style-name="P35">Referência ao arquivo linked_stack.inc</text:p>
      <text:p text:style-name="P19"><text:bookmark text:name="AAAAAAAAAG"/><text:toc-mark text:string-value="linked_stack.inc" text:outline-level="1"/><text:alphabetical-index-mark text:string-value=" " text:key1="linked_stack.inc"/></text:p>
      <text:p text:style-name="P24">Implementações da Pilha Encadeada. </text:p>
      <text:p text:style-name="P14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 </text:p>
      <text:p text:style-name="P16"/>
      <text:p text:style-name="P16"/>
      <text:p text:style-name="P60">Referência ao arquivo main.cpp</text:p>
      <text:p text:style-name="P19"><text:bookmark text:name="AAAAAAAAAH"/><text:toc-mark text:string-value="main.cpp" text:outline-level="1"/><text:alphabetical-index-mark text:string-value=" " text:key1="main.cpp"/></text:p>
      <text:p text:style-name="P24">Código do programa principal. </text:p>
      <text:p text:style-name="P39">Funções</text:p>
      <text:p text:style-name="P51"><text:span text:style-name="T1">static int ** </text:span><text:a xlink:type="simple" xlink:href="#AAAAAAAAAI" text:style-name="ListLabel_20_1" text:visited-style-name="ListLabel_20_1"><text:span text:style-name="T9">matrix_init</text:span></text:a><text:span text:style-name="T1"> (int height, int width, const std::string &amp;data)</text:span></text:p>
      <text:p text:style-name="P3">Inicializa uma matriz de inteiros a partir da string que a representa. </text:p>
      <text:p text:style-name="P8"/>
      <text:p text:style-name="P51"><text:span text:style-name="T1">int </text:span><text:a xlink:type="simple" xlink:href="#AAAAAAAAAJ" text:style-name="ListLabel_20_1" text:visited-style-name="ListLabel_20_1"><text:span text:style-name="T9">main</text:span></text:a><text:span text:style-name="T1"> ()</text:span></text:p>
      <text:p text:style-name="P3">Programa principal, realiza a leitura e processamento dos XMLs e conta o número de componentes conexos nas imagens contidas nos mesmos. </text:p>
      <text:p text:style-name="P8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 </text:p>
      <text:p text:style-name="P39"/>
      <text:p text:style-name="P39">Documentação das funções</text:p>
      <text:p text:style-name="P41"><text:alphabetical-index-mark text:string-value=" " text:key1="mainmain.cpp"/><text:alphabetical-index-mark text:string-value=" " text:key1="main.cppmain"/>int main ()<text:bookmark text:name="AAAAAAAAAJ"/></text:p>
      <text:p text:style-name="P5">Programa principal, realiza a leitura e processamento dos XMLs e conta o número de componentes conexos nas imagens contidas nos mesmos. </text:p>
      <text:p text:style-name="P5">Resultados de cada imagem são disponibilizados na saída padrão.</text:p>
      <text:p text:style-name="P2">Retorna:</text:p>
      <text:p text:style-name="P47">int Algum dos seguintes códigos de erro: 0 quando não houver erros; 1 quando não foi possivel abrir o arquivo lido; -1 quando o XML lido é inválido; -2 quando alguma das imagens apresenta dimensões inválidas. </text:p>
      <text:p text:style-name="P8">Definido na linha 44 do arquivo main.cpp.</text:p>
      <text:p text:style-name="P29"/>
      <text:p text:style-name="P41"><text:alphabetical-index-mark text:string-value=" " text:key1="matrix_initmain.cpp"/><text:alphabetical-index-mark text:string-value=" " text:key1="main.cppmatrix_init"/>static int ** matrix_init (int <text:span text:style-name="T11">height</text:span>, int <text:span text:style-name="T11">width</text:span>, const std::string &amp; <text:span text:style-name="T11">data</text:span>)<text:span text:style-name="T6">[static]</text:span><text:bookmark text:name="AAAAAAAAAI"/></text:p>
      <text:p text:style-name="P5">Inicializa uma matriz de inteiros a partir da string que a representa. </text:p>
      <text:p text:style-name="P2">Parâmetros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<text:span text:style-name="T4">height</text:span><text:span text:style-name="T1"> </text:span></text:p>
          </table:table-cell>
          <table:table-cell table:style-name="Table7.A1" office:value-type="string">
            <text:p text:style-name="P17">Número de linhas da matriz. </text:p>
          </table:table-cell>
        </table:table-row>
        <table:table-row table:style-name="Table7.1">
          <table:table-cell table:style-name="Table7.A1" office:value-type="string">
            <text:p text:style-name="P20"><text:span text:style-name="T4">width</text:span><text:span text:style-name="T1"> </text:span></text:p>
          </table:table-cell>
          <table:table-cell table:style-name="Table7.A1" office:value-type="string">
            <text:p text:style-name="P17">Múmero de colunas da matriz. </text:p>
          </table:table-cell>
        </table:table-row>
        <table:table-row table:style-name="Table7.1">
          <table:table-cell table:style-name="Table7.A1" office:value-type="string">
            <text:p text:style-name="P20"><text:span text:style-name="T4">data</text:span><text:span text:style-name="T1"> </text:span></text:p>
          </table:table-cell>
          <table:table-cell table:style-name="Table7.A1" office:value-type="string">
            <text:p text:style-name="P17">String contendo os valores colocados na matriz. Whitespace é ignorado. </text:p>
          </table:table-cell>
        </table:table-row>
      </table:table>
      <text:p text:style-name="P2">Retorna:</text:p>
      <text:p text:style-name="P48"><text:span text:style-name="T1">int** Matriz gerada. Deve ser destruido com </text:span><text:a xlink:type="simple" xlink:href="#AAAAAAAAAK" text:style-name="ListLabel_20_1" text:visited-style-name="ListLabel_20_1"><text:span text:style-name="T9">matrix_destroy()</text:span></text:a><text:span text:style-name="T1"> para liberar a memória alocada. </text:span></text:p>
      <text:p text:style-name="P8">Definido na linha 95 do arquivo main.cpp.</text:p>
      <text:p text:style-name="P29"/>
      <text:p text:style-name="P61">Referência ao arquivo matrix.h</text:p>
      <text:p text:style-name="P21"><text:bookmark text:name="AAAAAAAAAP"/><text:toc-mark text:string-value="matrix.h" text:outline-level="1"/><text:alphabetical-index-mark text:string-value=" " text:key1="matrix.h"/></text:p>
      <text:p text:style-name="P25">Declarações das funções de processamento de matrizes. </text:p>
      <text:p text:style-name="P40">Namespaces</text:p>
      <text:p text:style-name="P52"><text:span text:style-name="T1"><text:s/></text:span><text:a xlink:type="simple" xlink:href="#AAAAAAAAAM" text:style-name="ListLabel_20_1" text:visited-style-name="ListLabel_20_1"><text:span text:style-name="T9">math</text:span></text:a></text:p>
      <text:p text:style-name="P4">Código de natureza matemática. </text:p>
      <text:p text:style-name="P40">Funções</text:p>
      <text:p text:style-name="P52"><text:span text:style-name="T1">int ** </text:span><text:a xlink:type="simple" xlink:href="#AAAAAAAAAN" text:style-name="ListLabel_20_1" text:visited-style-name="ListLabel_20_1"><text:span text:style-name="T9">math::matrix_init</text:span></text:a><text:span text:style-name="T1"> (int height, int width)</text:span></text:p>
      <text:p text:style-name="P4">Inicializa uma matriz com as dimensões especificadas. </text:p>
      <text:p text:style-name="P9"/>
      <text:p text:style-name="P52"><text:span text:style-name="T1">void </text:span><text:a xlink:type="simple" xlink:href="#AAAAAAAAAK" text:style-name="ListLabel_20_1" text:visited-style-name="ListLabel_20_1"><text:span text:style-name="T9">math::matrix_destroy</text:span></text:a><text:span text:style-name="T1"> (int **M, int height)</text:span></text:p>
      <text:p text:style-name="P4">Destroi uma matriz e libera a memória que ocupava. </text:p>
      <text:p text:style-name="P9"/>
      <text:p text:style-name="P52"><text:span text:style-name="T1">int </text:span><text:a xlink:type="simple" xlink:href="#AAAAAAAAAO" text:style-name="ListLabel_20_1" text:visited-style-name="ListLabel_20_1"><text:span text:style-name="T9">math::count_shapes</text:span></text:a><text:span text:style-name="T1"> (int **E, int height, int width)</text:span></text:p>
      <text:p text:style-name="P4">Calcula o número de componentes conexos na matriz usando vizinhança-4. </text:p>
      <text:p text:style-name="P9"/>
      <text:p text:style-name="P15"/>
      <text:p text:style-name="P15">Autor:</text:p>
      <text:p text:style-name="P12">Alek Frohlich, Gabriel B. Sant'Anna </text:p>
      <text:p text:style-name="P15">Versão:</text:p>
      <text:p text:style-name="P12">1.0 </text:p>
      <text:p text:style-name="P15">Data:</text:p>
      <text:p text:style-name="P12">2019-05-19</text:p>
      <text:p text:style-name="P15">Copyright:</text:p>
      <text:p text:style-name="P12">Copyright (c) 2019 </text:p>
      <text:p text:style-name="P21"/>
      <text:p text:style-name="P35"/>
      <text:p text:style-name="P35">Referência ao arquivo matrix.cpp</text:p>
      <text:p text:style-name="P19"><text:bookmark text:name="AAAAAAAAAL"/><text:toc-mark text:string-value="matrix.cpp" text:outline-level="1"/><text:alphabetical-index-mark text:string-value=" " text:key1="matrix.cpp"/></text:p>
      <text:p text:style-name="P24">Implementação das funções de processamento de matrizes. </text:p>
      <text:p text:style-name="P14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 </text:p>
      <text:p text:style-name="P22"/>
      <text:p text:style-name="P22"/>
      <text:p text:style-name="P62">Referência ao arquivo xml.h</text:p>
      <text:p text:style-name="P21"><text:bookmark text:name="AAAAAAAAAW"/><text:toc-mark text:string-value="xml.h" text:outline-level="1"/><text:alphabetical-index-mark text:string-value=" " text:key1="xml.h"/></text:p>
      <text:p text:style-name="P25">Declarações das funções de processamento de XML. </text:p>
      <text:p text:style-name="P40">Namespaces</text:p>
      <text:p text:style-name="P52"><text:span text:style-name="T1"><text:s/></text:span><text:a xlink:type="simple" xlink:href="#AAAAAAAAAS" text:style-name="ListLabel_20_1" text:visited-style-name="ListLabel_20_1"><text:span text:style-name="T9">xml</text:span></text:a></text:p>
      <text:p text:style-name="P4">Utilitários para processamento de XML. </text:p>
      <text:p text:style-name="P40">Funções</text:p>
      <text:p text:style-name="P52"><text:span text:style-name="T1">bool </text:span><text:a xlink:type="simple" xlink:href="#AAAAAAAAAT" text:style-name="ListLabel_20_1" text:visited-style-name="ListLabel_20_1"><text:span text:style-name="T9">xml::balanced</text:span></text:a><text:span text:style-name="T1"> (const std::string &amp;xml)</text:span></text:p>
      <text:p text:style-name="P4">Confere a validez da estrutura do XML contido na string. </text:p>
      <text:p text:style-name="P9"/>
      <text:p text:style-name="P52"><text:span text:style-name="T1">std::string </text:span><text:a xlink:type="simple" xlink:href="#AAAAAAAAAU" text:style-name="ListLabel_20_1" text:visited-style-name="ListLabel_20_1"><text:span text:style-name="T9">xml::extract</text:span></text:a><text:span text:style-name="T1"> (const std::string &amp;origin, const std::string &amp;open, const std::string &amp;close, std::size_t &amp;from)</text:span></text:p>
      <text:p text:style-name="P4">Extrai, a partir de uma string original, a substring que existir entre o primeiro par de delimitadores encontrados a partir de uma dada posição. </text:p>
      <text:p text:style-name="P9"/>
      <text:p text:style-name="P52"><text:span text:style-name="T1">std::string </text:span><text:a xlink:type="simple" xlink:href="#AAAAAAAAAV" text:style-name="ListLabel_20_1" text:visited-style-name="ListLabel_20_1"><text:span text:style-name="T9">xml::extract</text:span></text:a><text:span text:style-name="T1"> (const std::string &amp;origin, const std::string &amp;open, const std::string &amp;close)</text:span></text:p>
      <text:p text:style-name="P4">Extrai, a partir de uma string original, a substring que existir entre o primeiro par de delimitadores encontrados. </text:p>
      <text:p text:style-name="P9"/>
      <text:p text:style-name="P15"/>
      <text:p text:style-name="P15">Autor:</text:p>
      <text:p text:style-name="P12">Alek Frohlich, Gabriel B. Sant'Anna </text:p>
      <text:p text:style-name="P15">Versão:</text:p>
      <text:p text:style-name="P12">1.0 </text:p>
      <text:p text:style-name="P15">Data:</text:p>
      <text:p text:style-name="P12">2019-05-19</text:p>
      <text:p text:style-name="P15">Copyright:</text:p>
      <text:p text:style-name="P12">Copyright (c) 2019 </text:p>
      <text:p text:style-name="P31"/>
      <text:p text:style-name="P37"/>
      <text:p text:style-name="P37">Referência ao arquivo xml.cpp</text:p>
      <text:p text:style-name="P19"><text:bookmark text:name="AAAAAAAAAR"/><text:toc-mark text:string-value="xml.cpp" text:outline-level="1"/><text:alphabetical-index-mark text:string-value=" " text:key1="xml.cpp"/></text:p>
      <text:p text:style-name="P24">Implementação das funções de processamento de XML.</text:p>
      <text:p text:style-name="P14"/>
      <text:p text:style-name="P14">Autor:</text:p>
      <text:p text:style-name="P11">Alek Frohlich, Gabriel B. Sant'Anna </text:p>
      <text:p text:style-name="P14">Versão:</text:p>
      <text:p text:style-name="P11">1.0 </text:p>
      <text:p text:style-name="P14">Data:</text:p>
      <text:p text:style-name="P11">2019-05-19</text:p>
      <text:p text:style-name="P14">Copyright:</text:p>
      <text:p text:style-name="P11">Copyright (c) 2019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Symbol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3cm" fo:margin-bottom="0.106cm" loext:contextual-spacing="false" fo:text-align="justify" style:justify-single-word="false" fo:orphans="2" fo:widows="2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59cm" fo:margin-bottom="0.053cm" loext:contextual-spacing="false" fo:orphans="2" fo:widows="2" fo:keep-with-next="always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 fo:orphans="2" fo:widows="2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 fo:orphans="2" fo:widows="2"/>
      <style:text-properties style:font-name="Arial" fo:font-family="Arial" style:font-family-generic="roman" style:font-pitch="variable"/>
    </style:style>
    <style:style style:name="DenseText" style:family="paragraph" style:parent-style-name="Standard" style:default-outline-level="">
      <style:paragraph-properties fo:orphans="2" fo:widows="2"/>
      <style:text-properties fo:font-size="11pt" style:font-size-asian="11pt"/>
    </style:style>
    <style:style style:name="Header" style:family="paragraph" style:parent-style-name="Standard" style:default-outline-level="" style:class="extra">
      <style:paragraph-properties fo:orphans="2" fo:widows="2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GroupHeader" style:family="paragraph" style:parent-style-name="Standard" style:default-outline-level="">
      <style:paragraph-properties fo:margin-left="0.635cm" fo:margin-right="0cm" fo:margin-top="0.212cm" fo:margin-bottom="0.106cm" loext:contextual-spacing="false" fo:orphans="2" fo:widows="2" fo:text-indent="0cm" style:auto-text-indent="false" fo:keep-with-next="always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Code_20_Example_20_0" style:display-name="Code Example 0" style:family="paragraph" style:parent-style-name="Standard" style:default-outline-level="">
      <loext:graphic-properties draw:fill="solid" draw:fill-color="#ffffff"/>
      <style:paragraph-properties fo:orphans="2" fo:widows="2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" style:display-name="Code Example 1" style:family="paragraph" style:parent-style-name="Standard" style:default-outline-level="">
      <loext:graphic-properties draw:fill="solid" draw:fill-color="#ffffff"/>
      <style:paragraph-properties fo:margin-left="0.63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2" style:display-name="Code Example 2" style:family="paragraph" style:parent-style-name="Standard" style:default-outline-level="">
      <loext:graphic-properties draw:fill="solid" draw:fill-color="#ffffff"/>
      <style:paragraph-properties fo:margin-left="1.27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3" style:display-name="Code Example 3" style:family="paragraph" style:parent-style-name="Standard" style:default-outline-level="">
      <loext:graphic-properties draw:fill="solid" draw:fill-color="#ffffff"/>
      <style:paragraph-properties fo:margin-left="1.90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4" style:display-name="Code Example 4" style:family="paragraph" style:parent-style-name="Standard" style:default-outline-level="">
      <loext:graphic-properties draw:fill="solid" draw:fill-color="#ffffff"/>
      <style:paragraph-properties fo:margin-left="2.54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5" style:display-name="Code Example 5" style:family="paragraph" style:parent-style-name="Standard" style:default-outline-level="">
      <loext:graphic-properties draw:fill="solid" draw:fill-color="#ffffff"/>
      <style:paragraph-properties fo:margin-left="3.17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6" style:display-name="Code Example 6" style:family="paragraph" style:parent-style-name="Standard" style:default-outline-level="">
      <loext:graphic-properties draw:fill="solid" draw:fill-color="#ffffff"/>
      <style:paragraph-properties fo:margin-left="3.81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7" style:display-name="Code Example 7" style:family="paragraph" style:parent-style-name="Standard" style:default-outline-level="">
      <loext:graphic-properties draw:fill="solid" draw:fill-color="#ffffff"/>
      <style:paragraph-properties fo:margin-left="4.44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8" style:display-name="Code Example 8" style:family="paragraph" style:parent-style-name="Standard" style:default-outline-level="">
      <loext:graphic-properties draw:fill="solid" draw:fill-color="#ffffff"/>
      <style:paragraph-properties fo:margin-left="5.08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9" style:display-name="Code Example 9" style:family="paragraph" style:parent-style-name="Standard" style:default-outline-level="">
      <loext:graphic-properties draw:fill="solid" draw:fill-color="#ffffff"/>
      <style:paragraph-properties fo:margin-left="5.71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0" style:display-name="Code Example 10" style:family="paragraph" style:parent-style-name="Standard" style:default-outline-level="">
      <loext:graphic-properties draw:fill="solid" draw:fill-color="#ffffff"/>
      <style:paragraph-properties fo:margin-left="6.3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1" style:display-name="Code Example 11" style:family="paragraph" style:parent-style-name="Standard" style:default-outline-level="">
      <loext:graphic-properties draw:fill="solid" draw:fill-color="#ffffff"/>
      <style:paragraph-properties fo:margin-left="6.98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2" style:display-name="Code Example 12" style:family="paragraph" style:parent-style-name="Standard" style:default-outline-level="">
      <loext:graphic-properties draw:fill="solid" draw:fill-color="#ffffff"/>
      <style:paragraph-properties fo:margin-left="7.62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3" style:display-name="Code Example 13" style:family="paragraph" style:parent-style-name="Standard" style:default-outline-level="">
      <loext:graphic-properties draw:fill="solid" draw:fill-color="#ffffff"/>
      <style:paragraph-properties fo:margin-left="8.255cm" fo:margin-right="0cm" fo:orphans="2" fo:widows="2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List_20_Continue_20_0" style:display-name="List Continue 0" style:family="paragraph" style:parent-style-name="Standard" style:default-outline-level="">
      <style:paragraph-properties fo:margin-top="0.053cm" fo:margin-bottom="0.106cm" loext:contextual-spacing="false" fo:text-align="justify" style:justify-single-word="false" fo:orphans="2" fo:widows="2"/>
      <style:text-properties fo:font-size="10pt" style:font-size-asian="10pt"/>
    </style:style>
    <style:style style:name="List_20_Continue_20_1" style:display-name="List Continue 1" style:family="paragraph" style:parent-style-name="Standard" style:default-outline-level="">
      <style:paragraph-properties fo:margin-left="0.63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6" style:display-name="List Continue 6" style:family="paragraph" style:parent-style-name="Standard" style:default-outline-level="">
      <style:paragraph-properties fo:margin-left="3.81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7" style:display-name="List Continue 7" style:family="paragraph" style:parent-style-name="Standard" style:default-outline-level="">
      <style:paragraph-properties fo:margin-left="4.44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8" style:display-name="List Continue 8" style:family="paragraph" style:parent-style-name="Standard" style:default-outline-level="">
      <style:paragraph-properties fo:margin-left="5.08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9" style:display-name="List Continue 9" style:family="paragraph" style:parent-style-name="Standard" style:default-outline-level="">
      <style:paragraph-properties fo:margin-left="5.71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10" style:display-name="List Continue 10" style:family="paragraph" style:parent-style-name="Standard" style:default-outline-level="">
      <style:paragraph-properties fo:margin-left="6.3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11" style:display-name="List Continue 11" style:family="paragraph" style:parent-style-name="Standard" style:default-outline-level="">
      <style:paragraph-properties fo:margin-left="6.98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12" style:display-name="List Continue 12" style:family="paragraph" style:parent-style-name="Standard" style:default-outline-level="">
      <style:paragraph-properties fo:margin-left="7.62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List_20_Continue_20_13" style:display-name="List Continue 13" style:family="paragraph" style:parent-style-name="Standard" style:default-outline-level="">
      <style:paragraph-properties fo:margin-left="8.25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DescContinue_20_0" style:display-name="DescContinue 0" style:family="paragraph" style:parent-style-name="Standard" style:default-outline-level="">
      <style:paragraph-properties fo:text-align="start" style:justify-single-word="false" fo:orphans="2" fo:widows="2"/>
      <style:text-properties fo:font-size="10pt" style:font-size-asian="10pt"/>
    </style:style>
    <style:style style:name="DescContinue_20_1" style:display-name="DescContinue 1" style:family="paragraph" style:parent-style-name="Standard" style:default-outline-level="">
      <style:paragraph-properties fo:margin-left="0.63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2" style:display-name="DescContinue 2" style:family="paragraph" style:parent-style-name="Standard" style:default-outline-level="">
      <style:paragraph-properties fo:margin-left="1.27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3" style:display-name="DescContinue 3" style:family="paragraph" style:parent-style-name="Standard" style:default-outline-level="">
      <style:paragraph-properties fo:margin-left="1.90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4" style:display-name="DescContinue 4" style:family="paragraph" style:parent-style-name="Standard" style:default-outline-level="">
      <style:paragraph-properties fo:margin-left="2.54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5" style:display-name="DescContinue 5" style:family="paragraph" style:parent-style-name="Standard" style:default-outline-level="">
      <style:paragraph-properties fo:margin-left="3.17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6" style:display-name="DescContinue 6" style:family="paragraph" style:parent-style-name="Standard" style:default-outline-level="">
      <style:paragraph-properties fo:margin-left="3.81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7" style:display-name="DescContinue 7" style:family="paragraph" style:parent-style-name="Standard" style:default-outline-level="">
      <style:paragraph-properties fo:margin-left="4.44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8" style:display-name="DescContinue 8" style:family="paragraph" style:parent-style-name="Standard" style:default-outline-level="">
      <style:paragraph-properties fo:margin-left="5.08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9" style:display-name="DescContinue 9" style:family="paragraph" style:parent-style-name="Standard" style:default-outline-level="">
      <style:paragraph-properties fo:margin-left="5.71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10" style:display-name="DescContinue 10" style:family="paragraph" style:parent-style-name="Standard" style:default-outline-level="">
      <style:paragraph-properties fo:margin-left="6.3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11" style:display-name="DescContinue 11" style:family="paragraph" style:parent-style-name="Standard" style:default-outline-level="">
      <style:paragraph-properties fo:margin-left="6.98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12" style:display-name="DescContinue 12" style:family="paragraph" style:parent-style-name="Standard" style:default-outline-level="">
      <style:paragraph-properties fo:margin-left="7.62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DescContinue_20_13" style:display-name="DescContinue 13" style:family="paragraph" style:parent-style-name="Standard" style:default-outline-level="">
      <style:paragraph-properties fo:margin-left="8.255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LatexTOC_20_0" style:display-name="LatexTOC 0" style:family="paragraph" style:parent-style-name="Standard" style:default-outline-level="">
      <style:paragraph-properties fo:margin-top="0.053cm" fo:margin-bottom="0.053cm" loext:contextual-spacing="false" fo:orphans="2" fo:widows="2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1" style:display-name="LatexTOC 1" style:family="paragraph" style:parent-style-name="Standard" style:default-outline-level="">
      <style:paragraph-properties fo:margin-left="0.635cm" fo:margin-right="0cm" fo:margin-top="0.048cm" fo:margin-bottom="0.048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2" style:display-name="LatexTOC 2" style:family="paragraph" style:parent-style-name="Standard" style:default-outline-level="">
      <style:paragraph-properties fo:margin-left="1.27cm" fo:margin-right="0cm" fo:margin-top="0.042cm" fo:margin-bottom="0.042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3" style:display-name="LatexTOC 3" style:family="paragraph" style:parent-style-name="Standard" style:default-outline-level="">
      <style:paragraph-properties fo:margin-left="1.905cm" fo:margin-right="0cm" fo:margin-top="0.037cm" fo:margin-bottom="0.037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4" style:display-name="LatexTOC 4" style:family="paragraph" style:parent-style-name="Standard" style:default-outline-level="">
      <style:paragraph-properties fo:margin-left="2.54cm" fo:margin-right="0cm" fo:margin-top="0.032cm" fo:margin-bottom="0.032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5" style:display-name="LatexTOC 5" style:family="paragraph" style:parent-style-name="Standard" style:default-outline-level="">
      <style:paragraph-properties fo:margin-left="3.175cm" fo:margin-right="0cm" fo:margin-top="0.026cm" fo:margin-bottom="0.026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6" style:display-name="LatexTOC 6" style:family="paragraph" style:parent-style-name="Standard" style:default-outline-level="">
      <style:paragraph-properties fo:margin-left="3.81cm" fo:margin-right="0cm" fo:margin-top="0.021cm" fo:margin-bottom="0.021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7" style:display-name="LatexTOC 7" style:family="paragraph" style:parent-style-name="Standard" style:default-outline-level="">
      <style:paragraph-properties fo:margin-left="4.445cm" fo:margin-right="0cm" fo:margin-top="0.016cm" fo:margin-bottom="0.016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8" style:display-name="LatexTOC 8" style:family="paragraph" style:parent-style-name="Standard" style:default-outline-level="">
      <style:paragraph-properties fo:margin-left="5.08cm" fo:margin-right="0cm" fo:margin-top="0.011cm" fo:margin-bottom="0.011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9" style:display-name="LatexTOC 9" style:family="paragraph" style:parent-style-name="Standard" style:default-outline-level="">
      <style:paragraph-properties fo:margin-left="5.715cm" fo:margin-right="0cm" fo:margin-top="0.005cm" fo:margin-bottom="0.005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10" style:display-name="LatexTOC 10" style:family="paragraph" style:parent-style-name="Standard" style:default-outline-level="">
      <style:paragraph-properties fo:margin-left="6.35cm" fo:margin-right="0cm" fo:margin-top="0.005cm" fo:margin-bottom="0.005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11" style:display-name="LatexTOC 11" style:family="paragraph" style:parent-style-name="Standard" style:default-outline-level="">
      <style:paragraph-properties fo:margin-left="6.985cm" fo:margin-right="0cm" fo:margin-top="0.005cm" fo:margin-bottom="0.005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12" style:display-name="LatexTOC 12" style:family="paragraph" style:parent-style-name="Standard" style:default-outline-level="">
      <style:paragraph-properties fo:margin-left="7.62cm" fo:margin-right="0cm" fo:margin-top="0.005cm" fo:margin-bottom="0.005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atexTOC_20_13" style:display-name="LatexTOC 13" style:family="paragraph" style:parent-style-name="Standard" style:default-outline-level="">
      <style:paragraph-properties fo:margin-left="8.255cm" fo:margin-right="0cm" fo:margin-top="0.005cm" fo:margin-bottom="0.005cm" loext:contextual-spacing="false" fo:orphans="2" fo:widows="2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List_20_Bullet_20_0" style:display-name="List Bullet 0" style:family="paragraph" style:parent-style-name="Standard" style:auto-update="true" style:default-outline-level="">
      <style:paragraph-properties fo:margin-left="0.635cm" fo:margin-right="0cm" fo:orphans="2" fo:widows="2" fo:text-indent="-0.635cm" style:auto-text-indent="false">
        <style:tab-stops>
          <style:tab-stop style:position="0.635cm"/>
        </style:tab-stops>
      </style:paragraph-properties>
      <style:text-properties fo:font-size="10pt" style:font-size-asian="10pt"/>
    </style:style>
    <style:style style:name="List_20_Bullet_20_1" style:display-name="List Bullet 1" style:family="paragraph" style:parent-style-name="Standard" style:auto-update="true" style:default-outline-level="">
      <style:paragraph-properties fo:margin-left="1.27cm" fo:margin-right="0cm" fo:orphans="2" fo:widows="2" fo:text-indent="-0.635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List_20_Bullet_20_2" style:display-name="List Bullet 2" style:family="paragraph" style:parent-style-name="Standard" style:auto-update="true" style:default-outline-level="">
      <style:paragraph-properties fo:margin-left="1.905cm" fo:margin-right="0cm" fo:orphans="2" fo:widows="2" fo:text-indent="-0.635cm" style:auto-text-indent="false">
        <style:tab-stops>
          <style:tab-stop style:position="1.905cm"/>
        </style:tab-stops>
      </style:paragraph-properties>
      <style:text-properties fo:font-size="10pt" style:font-size-asian="10pt"/>
    </style:style>
    <style:style style:name="List_20_Bullet_20_3" style:display-name="List Bullet 3" style:family="paragraph" style:parent-style-name="Standard" style:auto-update="true" style:default-outline-level="">
      <style:paragraph-properties fo:margin-left="2.54cm" fo:margin-right="0cm" fo:orphans="2" fo:widows="2" fo:text-indent="-0.635cm" style:auto-text-indent="false">
        <style:tab-stops>
          <style:tab-stop style:position="2.54cm"/>
        </style:tab-stops>
      </style:paragraph-properties>
      <style:text-properties fo:font-size="10pt" style:font-size-asian="10pt"/>
    </style:style>
    <style:style style:name="List_20_Bullet_20_4" style:display-name="List Bullet 4" style:family="paragraph" style:parent-style-name="Standard" style:auto-update="true" style:default-outline-level="">
      <style:paragraph-properties fo:margin-left="3.175cm" fo:margin-right="0cm" fo:orphans="2" fo:widows="2" fo:text-indent="-0.635cm" style:auto-text-indent="false">
        <style:tab-stops>
          <style:tab-stop style:position="3.175cm"/>
        </style:tab-stops>
      </style:paragraph-properties>
      <style:text-properties fo:font-size="10pt" style:font-size-asian="10pt"/>
    </style:style>
    <style:style style:name="List_20_Bullet_20_5" style:display-name="List Bullet 5" style:family="paragraph" style:parent-style-name="Standard" style:auto-update="true" style:default-outline-level="">
      <style:paragraph-properties fo:margin-left="3.81cm" fo:margin-right="0cm" fo:orphans="2" fo:widows="2" fo:text-indent="-0.635cm" style:auto-text-indent="false">
        <style:tab-stops>
          <style:tab-stop style:position="3.81cm"/>
        </style:tab-stops>
      </style:paragraph-properties>
      <style:text-properties fo:font-size="10pt" style:font-size-asian="10pt"/>
    </style:style>
    <style:style style:name="List_20_Bullet_20_6" style:display-name="List Bullet 6" style:family="paragraph" style:parent-style-name="Standard" style:auto-update="true" style:default-outline-level="">
      <style:paragraph-properties fo:margin-left="4.445cm" fo:margin-right="0cm" fo:orphans="2" fo:widows="2" fo:text-indent="-0.635cm" style:auto-text-indent="false">
        <style:tab-stops>
          <style:tab-stop style:position="4.445cm"/>
        </style:tab-stops>
      </style:paragraph-properties>
      <style:text-properties fo:font-size="10pt" style:font-size-asian="10pt"/>
    </style:style>
    <style:style style:name="List_20_Bullet_20_7" style:display-name="List Bullet 7" style:family="paragraph" style:parent-style-name="Standard" style:auto-update="true" style:default-outline-level="">
      <style:paragraph-properties fo:margin-left="5.08cm" fo:margin-right="0cm" fo:orphans="2" fo:widows="2" fo:text-indent="-0.635cm" style:auto-text-indent="false">
        <style:tab-stops>
          <style:tab-stop style:position="5.08cm"/>
        </style:tab-stops>
      </style:paragraph-properties>
      <style:text-properties fo:font-size="10pt" style:font-size-asian="10pt"/>
    </style:style>
    <style:style style:name="List_20_Bullet_20_8" style:display-name="List Bullet 8" style:family="paragraph" style:parent-style-name="Standard" style:auto-update="true" style:default-outline-level="">
      <style:paragraph-properties fo:margin-left="5.715cm" fo:margin-right="0cm" fo:orphans="2" fo:widows="2" fo:text-indent="-0.635cm" style:auto-text-indent="false">
        <style:tab-stops>
          <style:tab-stop style:position="5.715cm"/>
        </style:tab-stops>
      </style:paragraph-properties>
      <style:text-properties fo:font-size="10pt" style:font-size-asian="10pt"/>
    </style:style>
    <style:style style:name="List_20_Bullet_20_9" style:display-name="List Bullet 9" style:family="paragraph" style:parent-style-name="Standard" style:auto-update="true" style:default-outline-level="">
      <style:paragraph-properties fo:margin-left="6.35cm" fo:margin-right="0cm" fo:orphans="2" fo:widows="2" fo:text-indent="-0.635cm" style:auto-text-indent="false">
        <style:tab-stops>
          <style:tab-stop style:position="6.35cm"/>
        </style:tab-stops>
      </style:paragraph-properties>
      <style:text-properties fo:font-size="10pt" style:font-size-asian="10pt"/>
    </style:style>
    <style:style style:name="List_20_Bullet_20_10" style:display-name="List Bullet 10" style:family="paragraph" style:parent-style-name="Standard" style:auto-update="true" style:default-outline-level="">
      <style:paragraph-properties fo:margin-left="6.985cm" fo:margin-right="0cm" fo:orphans="2" fo:widows="2" fo:text-indent="-0.635cm" style:auto-text-indent="false">
        <style:tab-stops>
          <style:tab-stop style:position="6.985cm"/>
        </style:tab-stops>
      </style:paragraph-properties>
      <style:text-properties fo:font-size="10pt" style:font-size-asian="10pt"/>
    </style:style>
    <style:style style:name="List_20_Bullet_20_11" style:display-name="List Bullet 11" style:family="paragraph" style:parent-style-name="Standard" style:auto-update="true" style:default-outline-level="">
      <style:paragraph-properties fo:margin-left="7.62cm" fo:margin-right="0cm" fo:orphans="2" fo:widows="2" fo:text-indent="-0.635cm" style:auto-text-indent="false">
        <style:tab-stops>
          <style:tab-stop style:position="7.62cm"/>
        </style:tab-stops>
      </style:paragraph-properties>
      <style:text-properties fo:font-size="10pt" style:font-size-asian="10pt"/>
    </style:style>
    <style:style style:name="List_20_Bullet_20_12" style:display-name="List Bullet 12" style:family="paragraph" style:parent-style-name="Standard" style:auto-update="true" style:default-outline-level="">
      <style:paragraph-properties fo:margin-left="8.255cm" fo:margin-right="0cm" fo:orphans="2" fo:widows="2" fo:text-indent="-0.635cm" style:auto-text-indent="false">
        <style:tab-stops>
          <style:tab-stop style:position="8.255cm"/>
        </style:tab-stops>
      </style:paragraph-properties>
      <style:text-properties fo:font-size="10pt" style:font-size-asian="10pt"/>
    </style:style>
    <style:style style:name="List_20_Bullet_20_13" style:display-name="List Bullet 13" style:family="paragraph" style:parent-style-name="Standard" style:auto-update="true" style:default-outline-level="">
      <style:paragraph-properties fo:margin-left="8.89cm" fo:margin-right="0cm" fo:orphans="2" fo:widows="2" fo:text-indent="-0.635cm" style:auto-text-indent="false">
        <style:tab-stops>
          <style:tab-stop style:position="8.89cm"/>
        </style:tab-stops>
      </style:paragraph-properties>
      <style:text-properties fo:font-size="10pt" style:font-size-asian="10pt"/>
    </style:style>
    <style:style style:name="List_20_Enum_20_0" style:display-name="List Enum 0" style:family="paragraph" style:parent-style-name="Standard" style:auto-update="true" style:default-outline-level="">
      <style:paragraph-properties fo:margin-left="0.635cm" fo:margin-right="0cm" fo:orphans="2" fo:widows="2" fo:text-indent="-0.635cm" style:auto-text-indent="false"/>
      <style:text-properties fo:font-size="10pt" style:font-size-asian="10pt"/>
    </style:style>
    <style:style style:name="List_20_Enum_20_1" style:display-name="List Enum 1" style:family="paragraph" style:parent-style-name="Standard" style:auto-update="true" style:default-outline-level="">
      <style:paragraph-properties fo:margin-left="1.27cm" fo:margin-right="0cm" fo:orphans="2" fo:widows="2" fo:text-indent="-0.635cm" style:auto-text-indent="false"/>
      <style:text-properties fo:font-size="10pt" style:font-size-asian="10pt"/>
    </style:style>
    <style:style style:name="List_20_Enum_20_2" style:display-name="List Enum 2" style:family="paragraph" style:parent-style-name="Standard" style:auto-update="true" style:default-outline-level="">
      <style:paragraph-properties fo:margin-left="1.905cm" fo:margin-right="0cm" fo:orphans="2" fo:widows="2" fo:text-indent="-0.635cm" style:auto-text-indent="false"/>
      <style:text-properties fo:font-size="10pt" style:font-size-asian="10pt"/>
    </style:style>
    <style:style style:name="List_20_Enum_20_3" style:display-name="List Enum 3" style:family="paragraph" style:parent-style-name="Standard" style:auto-update="true" style:default-outline-level="">
      <style:paragraph-properties fo:margin-left="2.54cm" fo:margin-right="0cm" fo:orphans="2" fo:widows="2" fo:text-indent="-0.635cm" style:auto-text-indent="false"/>
      <style:text-properties fo:font-size="10pt" style:font-size-asian="10pt"/>
    </style:style>
    <style:style style:name="List_20_Enum_20_4" style:display-name="List Enum 4" style:family="paragraph" style:parent-style-name="Standard" style:auto-update="true" style:default-outline-level="">
      <style:paragraph-properties fo:margin-left="3.175cm" fo:margin-right="0cm" fo:orphans="2" fo:widows="2" fo:text-indent="-0.635cm" style:auto-text-indent="false"/>
      <style:text-properties fo:font-size="10pt" style:font-size-asian="10pt"/>
    </style:style>
    <style:style style:name="List_20_Enum_20_5" style:display-name="List Enum 5" style:family="paragraph" style:parent-style-name="Standard" style:auto-update="true" style:default-outline-level="">
      <style:paragraph-properties fo:margin-left="3.81cm" fo:margin-right="0cm" fo:orphans="2" fo:widows="2" fo:text-indent="-0.635cm" style:auto-text-indent="false"/>
      <style:text-properties fo:font-size="10pt" style:font-size-asian="10pt"/>
    </style:style>
    <style:style style:name="List_20_Enum_20_6" style:display-name="List Enum 6" style:family="paragraph" style:parent-style-name="Standard" style:auto-update="true" style:default-outline-level="">
      <style:paragraph-properties fo:margin-left="4.445cm" fo:margin-right="0cm" fo:orphans="2" fo:widows="2" fo:text-indent="-0.635cm" style:auto-text-indent="false"/>
      <style:text-properties fo:font-size="10pt" style:font-size-asian="10pt"/>
    </style:style>
    <style:style style:name="List_20_Enum_20_7" style:display-name="List Enum 7" style:family="paragraph" style:parent-style-name="Standard" style:auto-update="true" style:default-outline-level="">
      <style:paragraph-properties fo:margin-left="5.08cm" fo:margin-right="0cm" fo:orphans="2" fo:widows="2" fo:text-indent="-0.635cm" style:auto-text-indent="false"/>
      <style:text-properties fo:font-size="10pt" style:font-size-asian="10pt"/>
    </style:style>
    <style:style style:name="List_20_Enum_20_8" style:display-name="List Enum 8" style:family="paragraph" style:parent-style-name="Standard" style:auto-update="true" style:default-outline-level="">
      <style:paragraph-properties fo:margin-left="5.715cm" fo:margin-right="0cm" fo:orphans="2" fo:widows="2" fo:text-indent="-0.635cm" style:auto-text-indent="false"/>
      <style:text-properties fo:font-size="10pt" style:font-size-asian="10pt"/>
    </style:style>
    <style:style style:name="List_20_Enum_20_9" style:display-name="List Enum 9" style:family="paragraph" style:parent-style-name="Standard" style:auto-update="true" style:default-outline-level="">
      <style:paragraph-properties fo:margin-left="6.35cm" fo:margin-right="0cm" fo:orphans="2" fo:widows="2" fo:text-indent="-0.635cm" style:auto-text-indent="false"/>
      <style:text-properties fo:font-size="10pt" style:font-size-asian="10pt"/>
    </style:style>
    <style:style style:name="List_20_Enum_20_10" style:display-name="List Enum 10" style:family="paragraph" style:parent-style-name="Standard" style:auto-update="true" style:default-outline-level="">
      <style:paragraph-properties fo:margin-left="6.985cm" fo:margin-right="0cm" fo:orphans="2" fo:widows="2" fo:text-indent="-0.635cm" style:auto-text-indent="false"/>
      <style:text-properties fo:font-size="10pt" style:font-size-asian="10pt"/>
    </style:style>
    <style:style style:name="List_20_Enum_20_11" style:display-name="List Enum 11" style:family="paragraph" style:parent-style-name="Standard" style:auto-update="true" style:default-outline-level="">
      <style:paragraph-properties fo:margin-left="7.62cm" fo:margin-right="0cm" fo:orphans="2" fo:widows="2" fo:text-indent="-0.635cm" style:auto-text-indent="false"/>
      <style:text-properties fo:font-size="10pt" style:font-size-asian="10pt"/>
    </style:style>
    <style:style style:name="List_20_Enum_20_12" style:display-name="List Enum 12" style:family="paragraph" style:parent-style-name="Standard" style:auto-update="true" style:default-outline-level="">
      <style:paragraph-properties fo:margin-left="8.255cm" fo:margin-right="0cm" fo:orphans="2" fo:widows="2" fo:text-indent="-0.635cm" style:auto-text-indent="false"/>
      <style:text-properties fo:font-size="10pt" style:font-size-asian="10pt"/>
    </style:style>
    <style:style style:name="List_20_Enum_20_13" style:display-name="List Enum 13" style:family="paragraph" style:parent-style-name="Standard" style:auto-update="true" style:default-outline-level="">
      <style:paragraph-properties fo:margin-left="8.89cm" fo:margin-right="0cm" fo:orphans="2" fo:widows="2" fo:text-indent="-0.635cm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i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1.1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</text:page-number></text:p>
      </style:footer>
    </style:master-page>
    <style:master-page style:name="Converted1" style:page-layout-name="Mpm2">
      <style:footer>
        <text:p text:style-name="MP1"><text:page-number text:select-page="current">0</text:page-number></text:p>
      </style:footer>
    </style:master-page>
    <style:master-page style:name="Converted2" style:page-layout-name="Mpm3">
      <style:footer>
        <text:p text:style-name="MP1"><text:page-number text:select-page="current">0</text:page-number></text:p>
      </style:footer>
    </style:master-page>
    <style:master-page style:name="Converted" style:page-layout-name="Mpm4">
      <style:footer>
        <text:p text:style-name="MP1"><text:page-number text:select-page="current">2</text:page-number></text:p>
      </style:footer>
    </style:master-page>
    <style:master-page style:name="Converted4" style:page-layout-name="Mpm2">
      <style:footer>
        <text:p text:style-name="MP1"><text:page-number text:select-page="current">3</text:page-number></text:p>
      </style:footer>
    </style:master-page>
    <style:master-page style:name="Converted5" style:page-layout-name="Mpm2">
      <style:footer>
        <text:p text:style-name="MP1"><text:page-number text:select-page="current">0</text:page-number></text:p>
      </style:footer>
    </style:master-page>
    <style:master-page style:name="Converted6" style:page-layout-name="Mpm2">
      <style:footer>
        <text:p text:style-name="MP1"><text:page-number text:select-page="current">0</text:page-number></text:p>
      </style:footer>
    </style:master-page>
    <style:master-page style:name="Converted7" style:page-layout-name="Mpm2">
      <style:footer>
        <text:p text:style-name="MP1"><text:page-number text:select-page="current">6</text:page-number></text:p>
      </style:footer>
    </style:master-page>
    <style:master-page style:name="Converted8" style:page-layout-name="Mpm2">
      <style:footer>
        <text:p text:style-name="MP1"><text:page-number text:select-page="current">0</text:page-number></text:p>
      </style:footer>
    </style:master-page>
    <style:master-page style:name="Converted9" style:page-layout-name="Mpm2">
      <style:footer>
        <text:p text:style-name="MP1"><text:page-number text:select-page="current">0</text:page-number></text:p>
      </style:footer>
    </style:master-page>
    <style:master-page style:name="Converted10" style:page-layout-name="Mpm2">
      <style:footer>
        <text:p text:style-name="MP1"><text:page-number text:select-page="current">8</text:page-number></text:p>
      </style:footer>
    </style:master-page>
    <style:master-page style:name="Converted11" style:page-layout-name="Mpm2">
      <style:footer>
        <text:p text:style-name="MP1"><text:page-number text:select-page="current">10</text:page-number></text:p>
      </style:footer>
    </style:master-page>
    <style:master-page style:name="Converted12" style:page-layout-name="Mpm2">
      <style:footer>
        <text:p text:style-name="MP1"><text:page-number text:select-page="current">11</text:page-number></text:p>
      </style:footer>
    </style:master-page>
    <style:master-page style:name="Converted13" style:page-layout-name="Mpm2">
      <style:footer>
        <text:p text:style-name="MP1"><text:page-number text:select-page="current">0</text:page-number></text:p>
      </style:footer>
    </style:master-page>
    <style:master-page style:name="Converted14" style:page-layout-name="Mpm2">
      <style:footer>
        <text:p text:style-name="MP1"><text:page-number text:select-page="current">12</text:page-number></text:p>
      </style:footer>
    </style:master-page>
    <style:master-page style:name="Converted15" style:page-layout-name="Mpm2">
      <style:footer>
        <text:p text:style-name="MP1"><text:page-number text:select-page="current">0</text:page-number></text:p>
      </style:footer>
    </style:master-page>
    <style:master-page style:name="Converted16" style:page-layout-name="Mpm2">
      <style:footer>
        <text:p text:style-name="MP1"><text:page-number text:select-page="current">13</text:page-number></text:p>
      </style:footer>
    </style:master-page>
    <style:master-page style:name="Converted17" style:page-layout-name="Mpm2">
      <style:footer>
        <text:p text:style-name="MP1"><text:page-number text:select-page="current">14</text:page-number></text:p>
      </style:footer>
    </style:master-page>
    <style:master-page style:name="Converted18" style:page-layout-name="Mpm2">
      <style:footer>
        <text:p text:style-name="MP1"><text:page-number text:select-page="current">0</text:page-number></text:p>
      </style:footer>
    </style:master-page>
    <style:master-page style:name="Converted19" style:page-layout-name="Mpm2">
      <style:footer>
        <text:p text:style-name="MP1"><text:page-number text:select-page="current">0</text:page-number></text:p>
      </style:footer>
    </style:master-page>
    <style:master-page style:name="Converted20" style:page-layout-name="Mpm2">
      <style:footer>
        <text:p text:style-name="MP1"><text:page-number text:select-page="current">15</text:page-number></text:p>
      </style:footer>
    </style:master-page>
    <style:master-page style:name="Converted21" style:page-layout-name="Mpm2">
      <style:footer>
        <text:p text:style-name="MP1"><text:page-number text:select-page="current">0</text:page-number></text:p>
      </style:footer>
    </style:master-page>
    <style:master-page style:name="Converted22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title>Trabalho de Implementação I</dc:title>
    <meta:creation-date>2019-05-19T19:17:33.470277086</meta:creation-date>
    <meta:editing-duration>P0D</meta:editing-duration>
    <meta:editing-cycles>1</meta:editing-cycles>
    <dc:description>Este trabalho consiste na utilização de estruturas de dados lineares , vistas até o momento no curso, e aplicação de conceitos de pilha e/ou fila para o processamento de arquivos XML contendo imagens binárias.
</dc:description>
    <meta:keyword>XML</meta:keyword>
    <meta:keyword>Pilha</meta:keyword>
    <meta:keyword>Fila</meta:keyword>
    <meta:keyword>Componente</meta:keyword>
    <meta:keyword>Formas</meta:keyword>
    <meta:keyword>Parsing</meta:keyword>
    <meta:keyword>LIFO</meta:keyword>
    <meta:keyword>FIFO</meta:keyword>
    <dc:subject>Processamento de XML com imagens binárias</dc:subject>
    <meta:document-statistic meta:table-count="7" meta:image-count="0" meta:object-count="0" meta:page-count="15" meta:paragraph-count="418" meta:word-count="2317" meta:character-count="14948" meta:non-whitespace-character-count="12869"/>
  </office:meta>
</office:document-meta>
</file>